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3.99pt"/>
    </style:style>
    <style:style style:name="co2" style:family="table-column">
      <style:table-column-properties fo:break-before="auto" style:column-width="74.24pt"/>
    </style:style>
    <style:style style:name="co3" style:family="table-column">
      <style:table-column-properties fo:break-before="auto" style:column-width="95.3pt"/>
    </style:style>
    <style:style style:name="co4" style:family="table-column">
      <style:table-column-properties fo:break-before="auto" style:column-width="89.26pt"/>
    </style:style>
    <style:style style:name="co5" style:family="table-column">
      <style:table-column-properties fo:break-before="auto" style:column-width="89.66pt"/>
    </style:style>
    <style:style style:name="co6" style:family="table-column">
      <style:table-column-properties fo:break-before="auto" style:column-width="87.51pt"/>
    </style:style>
    <style:style style:name="co7" style:family="table-column">
      <style:table-column-properties fo:break-before="auto" style:column-width="99.81pt"/>
    </style:style>
    <style:style style:name="co8" style:family="table-column">
      <style:table-column-properties fo:break-before="auto" style:column-width="98.36pt"/>
    </style:style>
    <style:style style:name="co9" style:family="table-column">
      <style:table-column-properties fo:break-before="auto" style:column-width="92.55pt"/>
    </style:style>
    <style:style style:name="co10" style:family="table-column">
      <style:table-column-properties fo:break-before="auto" style:column-width="22.99pt"/>
    </style:style>
    <style:style style:name="co11" style:family="table-column">
      <style:table-column-properties fo:break-before="auto" style:column-width="94pt"/>
    </style:style>
    <style:style style:name="co12" style:family="table-column">
      <style:table-column-properties fo:break-before="auto" style:column-width="84.7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06.3pt"/>
    </style:style>
    <style:style style:name="co15" style:family="table-column">
      <style:table-column-properties fo:break-before="auto" style:column-width="102.56pt"/>
    </style:style>
    <style:style style:name="co16" style:family="table-column">
      <style:table-column-properties fo:break-before="auto" style:column-width="101.96pt"/>
    </style:style>
    <style:style style:name="co17" style:family="table-column">
      <style:table-column-properties fo:break-before="auto" style:column-width="26.59pt"/>
    </style:style>
    <style:style style:name="co18" style:family="table-column">
      <style:table-column-properties fo:break-before="auto" style:column-width="97.65pt"/>
    </style:style>
    <style:style style:name="co19" style:family="table-column">
      <style:table-column-properties fo:break-before="auto" style:column-width="90.06pt"/>
    </style:style>
    <style:style style:name="co20" style:family="table-column">
      <style:table-column-properties fo:break-before="auto" style:column-width="96.21pt"/>
    </style:style>
    <style:style style:name="co21" style:family="table-column">
      <style:table-column-properties fo:break-before="auto" style:column-width="91.7pt"/>
    </style:style>
    <style:style style:name="co22" style:family="table-column">
      <style:table-column-properties fo:break-before="auto" style:column-width="106.16pt"/>
    </style:style>
    <style:style style:name="co23" style:family="table-column">
      <style:table-column-properties fo:break-before="auto" style:column-width="98.96pt"/>
    </style:style>
    <style:style style:name="co24" style:family="table-column">
      <style:table-column-properties fo:break-before="auto" style:column-width="91.11pt"/>
    </style:style>
    <style:style style:name="co25" style:family="table-column">
      <style:table-column-properties fo:break-before="auto" style:column-width="103.41pt"/>
    </style:style>
    <style:style style:name="co26" style:family="table-column">
      <style:table-column-properties fo:break-before="auto" style:column-width="111.34pt"/>
    </style:style>
    <style:style style:name="co27" style:family="table-column">
      <style:table-column-properties fo:break-before="auto" style:column-width="100.4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Biseccion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fo:background-color="#b2b2b2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3333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Calibri" style:font-name-asian="DejaVu Sans1" style:font-name-complex="Calibri"/>
    </style:style>
    <style:style style:name="ce12" style:family="table-cell" style:parent-style-name="Default">
      <style:table-cell-properties fo:background-color="transparent" style:rotation-align="none"/>
    </style:style>
    <style:style style:name="ce13" style:family="table-cell" style:parent-style-name="Default">
      <style:table-cell-properties fo:background-color="#ff9900" style:text-align-source="fix" style:repeat-content="false" style:rotation-align="none"/>
      <style:paragraph-properties fo:text-align="center" fo:margin-left="0pt"/>
    </style:style>
    <style:style style:name="ce14" style:family="table-cell" style:parent-style-name="Default">
      <style:table-cell-properties fo:background-color="#3333ff" style:rotation-align="none"/>
    </style:style>
    <style:style style:name="ce15" style:family="table-cell" style:parent-style-name="Default">
      <style:table-cell-properties fo:background-color="transparent" fo:border="none" style:rotation-align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fo:background-color="#00cc33"/>
    </style:style>
    <style:style style:name="ce20" style:family="table-cell" style:parent-style-name="Default">
      <style:table-cell-properties fo:background-color="#00cc33"/>
      <style:text-properties style:font-name="Calibri" style:font-name-asian="DejaVu Sans1" style:font-name-complex="Calibri"/>
    </style:style>
    <style:style style:name="ce2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pt"/>
    </style:style>
    <style:style style:name="ce22" style:family="table-cell" style:parent-style-name="Default">
      <style:text-properties style:font-name="Calibri" style:font-name-asian="DejaVu Sans1" style:font-name-complex="Calibri"/>
    </style:style>
    <style:style style:name="ce23" style:family="table-cell" style:parent-style-name="Default">
      <style:table-cell-properties fo:background-color="#9900ff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3333ff" style:text-align-source="fix" style:repeat-content="false" style:vertical-align="middle"/>
      <style:paragraph-properties fo:text-align="center" fo:margin-left="0pt"/>
      <style:text-properties fo:color="#ffffff"/>
    </style:style>
    <style:style style:name="ce28" style:family="table-cell" style:parent-style-name="Default">
      <style:table-cell-properties fo:background-color="#00cc33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transparent"/>
      <style:text-properties style:font-name="Calibri" style:font-name-asian="DejaVu Sans1" style:font-name-complex="Calibri"/>
    </style:style>
    <style:style style:name="ce30" style:family="table-cell" style:parent-style-name="Default">
      <style:table-cell-properties fo:background-color="transparent" fo:border="none"/>
      <style:text-properties style:font-name="Calibri" style:font-name-asian="DejaVu Sans1" style:font-name-complex="Calibri"/>
    </style:style>
    <style:style style:name="ce31" style:family="table-cell" style:parent-style-name="Default">
      <style:table-cell-properties fo:background-color="#ff9900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Calibri" style:font-name-asian="DejaVu Sans1" style:font-name-complex="Calibri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ffffff"/>
    </style:style>
    <style:style style:name="ce3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style:font-name-asian="DejaVu Sans1" style:font-name-complex="Calibri"/>
    </style:style>
    <style:style style:name="ce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Calibri" style:font-name-asian="DejaVu Sans1" style:font-name-complex="Calibri"/>
    </style:style>
    <style:style style:name="ce3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pt"/>
    </style:style>
    <style:style style:name="ce40" style:family="table-cell" style:parent-style-name="Default">
      <style:table-cell-properties fo:background-color="#cc9900" style:text-align-source="fix" style:repeat-content="false"/>
      <style:paragraph-properties fo:text-align="end" fo:margin-left="0pt"/>
    </style:style>
    <style:style style:name="ce41" style:family="table-cell" style:parent-style-name="Default">
      <style:table-cell-properties fo:background-color="#cc99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isecc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Taller 10.1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iter</text:p>
          </table:table-cell>
          <table:table-cell table:style-name="ce3" office:value-type="string" calcext:value-type="string">
            <text:p>xi</text:p>
          </table:table-cell>
          <table:table-cell table:style-name="ce3" office:value-type="string" calcext:value-type="string">
            <text:p>xs</text:p>
          </table:table-cell>
          <table:table-cell table:style-name="ce3" office:value-type="string" calcext:value-type="string">
            <text:p>xm</text:p>
          </table:table-cell>
          <table:table-cell table:style-name="ce3" office:value-type="string" calcext:value-type="string">
            <text:p>fx_i</text:p>
          </table:table-cell>
          <table:table-cell table:style-name="ce3" office:value-type="string" calcext:value-type="string">
            <text:p>fx_s</text:p>
          </table:table-cell>
          <table:table-cell table:style-name="ce3" office:value-type="string" calcext:value-type="string">
            <text:p>fx_m</text:p>
          </table:table-cell>
          <table:table-cell table:style-name="ce3" office:value-type="string" calcext:value-type="string">
            <text:p>Er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-15" calcext:value-type="float">
            <text:p>-15</text:p>
          </table:table-cell>
          <table:table-cell table:style-name="ce3" office:value-type="float" office:value="-14" calcext:value-type="float">
            <text:p>-14</text:p>
          </table:table-cell>
          <table:table-cell table:style-name="ce9" table:formula="of:=([.C3]+[.D3])/2" office:value-type="float" office:value="-14.5" calcext:value-type="float">
            <text:p>-14.5</text:p>
          </table:table-cell>
          <table:table-cell table:style-name="ce11" table:formula="of:=EXP(-([.C3]^2)+1)+[.C3]*SIN([.C3]-3)-[.C3]" office:value-type="float" office:value="3.73519129842486" calcext:value-type="float">
            <text:p>3.7351912984</text:p>
          </table:table-cell>
          <table:table-cell table:style-name="ce3" table:formula="of:=EXP(-([.D3]^2)+1)+[.D3]*SIN([.D3]-3)-[.D3]" office:value-type="float" office:value="0.540435113686204" calcext:value-type="float">
            <text:p>0.5404351137</text:p>
          </table:table-cell>
          <table:table-cell table:style-name="ce3" table:formula="of:=EXP(-([.E3]^2)+1)+[.E3]*SIN([.E3]-3)-[.E3]" office:value-type="float" office:value="0.353422920711715" calcext:value-type="float">
            <text:p>0.3534229207</text:p>
          </table:table-cell>
          <table:table-cell table:style-name="ce12"/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IF([.F3]*[.H3]&lt;0;[.C3];[.E3])" office:value-type="float" office:value="-14.5" calcext:value-type="float">
            <text:p>-14.5</text:p>
          </table:table-cell>
          <table:table-cell table:style-name="ce1" table:formula="of:=IF([.G3]*[.H3]&lt;0;[.D3];[.E3])" office:value-type="float" office:value="-14.5" calcext:value-type="float">
            <text:p>-14.5</text:p>
          </table:table-cell>
          <table:table-cell table:style-name="ce9" table:formula="of:=([.C4]+[.D4])/2" office:value-type="float" office:value="-14.5" calcext:value-type="float">
            <text:p>-14.5</text:p>
          </table:table-cell>
          <table:table-cell table:style-name="ce3" table:formula="of:=EXP(-([.C4]^2)+1)+[.C4]*SIN([.C4]-3)-[.C4]" office:value-type="float" office:value="0.353422920711715" calcext:value-type="float">
            <text:p>0.3534229207</text:p>
          </table:table-cell>
          <table:table-cell table:style-name="ce3" table:formula="of:=EXP(-([.D4]^2)+1)+[.D4]*SIN([.D4]-3)-[.D4]" office:value-type="float" office:value="0.353422920711715" calcext:value-type="float">
            <text:p>0.3534229207</text:p>
          </table:table-cell>
          <table:table-cell table:style-name="ce3" table:formula="of:=EXP(-([.E4]^2)+1)+[.E4]*SIN([.E4]-3)-[.E4]" office:value-type="float" office:value="0.353422920711715" calcext:value-type="float">
            <text:p>0.3534229207</text:p>
          </table:table-cell>
          <table:table-cell table:style-name="ce13" table:formula="of:=ABS([.E4]-[.E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Devido a la forma de la funcion en cerca de la raiz es muy dificil encontrar un intervalo que cumpla el teorema de cambio de signo</text:p>
          </table:table-cell>
          <table:covered-table-cell table:number-columns-repeated="6" table:style-name="ce6"/>
          <table:covered-table-cell table:style-name="ce14"/>
          <table:table-cell table:number-columns-repeated="1015"/>
        </table:table-row>
        <table:table-row table:style-name="ro1" table:number-rows-repeated="19">
          <table:table-cell/>
          <table:table-cell table:style-name="ce3" table:number-columns-repeated="7"/>
          <table:table-cell table:style-name="ce12"/>
          <table:table-cell table:number-columns-repeated="1015"/>
        </table:table-row>
        <table:table-row table:style-name="ro1">
          <table:table-cell/>
          <table:table-cell table:style-name="ce4" table:number-columns-spanned="8" table:number-rows-spanned="1"/>
          <table:covered-table-cell table:style-name="ce7"/>
          <table:covered-table-cell table:style-name="ce8"/>
          <table:covered-table-cell table:style-name="ce10"/>
          <table:covered-table-cell table:style-name="ce7"/>
          <table:covered-table-cell table:style-name="ce8"/>
          <table:covered-table-cell table:style-name="ce7"/>
          <table:covered-table-cell table:style-name="ce8"/>
          <table:table-cell table:number-columns-repeated="1015"/>
        </table:table-row>
        <table:table-row table:style-name="ro1">
          <table:table-cell/>
          <table:table-cell table:style-name="ce4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1">
          <table:table-cell table:style-name="ce1"/>
          <table:table-cell table:style-name="ce3" table:number-columns-repeated="7"/>
          <table:table-cell table:style-name="ce12"/>
          <table:table-cell table:number-columns-repeated="1015"/>
        </table:table-row>
        <table:table-row table:style-name="ro1">
          <table:table-cell table:style-name="ce1"/>
          <table:table-cell table:style-name="ce3" table:number-columns-repeated="8"/>
          <table:table-cell table:number-columns-repeated="1015"/>
        </table:table-row>
        <table:table-row table:style-name="ro1" table:number-rows-repeated="9">
          <table:table-cell table:style-name="ce1"/>
          <table:table-cell table:style-name="ce3" table:number-columns-repeated="7"/>
          <table:table-cell table:style-name="ce12"/>
          <table:table-cell table:number-columns-repeated="1015"/>
        </table:table-row>
        <table:table-row table:style-name="ro1" table:number-rows-repeated="12">
          <table:table-cell/>
          <table:table-cell table:style-name="ce3" table:number-columns-repeated="7"/>
          <table:table-cell table:style-name="ce12"/>
          <table:table-cell table:number-columns-repeated="1015"/>
        </table:table-row>
        <table:table-row table:style-name="ro1">
          <table:table-cell/>
          <table:table-cell table:style-name="ce3" table:number-columns-repeated="6"/>
          <table:table-cell table:style-name="ce7"/>
          <table:table-cell table:style-name="ce12"/>
          <table:table-cell table:number-columns-repeated="1015"/>
        </table:table-row>
        <table:table-row table:style-name="ro1">
          <table:table-cell/>
          <table:table-cell table:style-name="ce3" table:number-columns-repeated="3"/>
          <table:table-cell table:style-name="ce7"/>
          <table:table-cell table:style-name="ce3" table:number-columns-repeated="2"/>
          <table:table-cell table:style-name="ce7"/>
          <table:table-cell table:style-name="ce15"/>
          <table:table-cell table:number-columns-repeated="1015"/>
        </table:table-row>
        <table:table-row table:style-name="ro1">
          <table:table-cell/>
          <table:table-cell table:style-name="ce3" table:number-columns-repeated="3"/>
          <table:table-cell table:style-name="ce7"/>
          <table:table-cell table:style-name="ce3" table:number-columns-repeated="2"/>
          <table:table-cell table:style-name="ce7"/>
          <table:table-cell table:style-name="ce12"/>
          <table:table-cell table:number-columns-repeated="1015"/>
        </table:table-row>
        <table:table-row table:style-name="ro1">
          <table:table-cell/>
          <table:table-cell table:style-name="ce3" table:number-columns-repeated="8"/>
          <table:table-cell table:number-columns-repeated="1015"/>
        </table:table-row>
        <table:table-row table:style-name="ro1" table:number-rows-repeated="21">
          <table:table-cell/>
          <table:table-cell table:style-name="ce3" table:number-columns-repeated="7"/>
          <table:table-cell table:style-name="ce12"/>
          <table:table-cell table:number-columns-repeated="1015"/>
        </table:table-row>
        <table:table-row table:style-name="ro1">
          <table:table-cell/>
          <table:table-cell table:style-name="ce3" table:number-columns-repeated="6"/>
          <table:table-cell table:style-name="ce7"/>
          <table:table-cell table:style-name="ce12"/>
          <table:table-cell table:number-columns-repeated="1015"/>
        </table:table-row>
        <table:table-row table:style-name="ro1">
          <table:table-cell/>
          <table:table-cell table:style-name="ce3" table:number-columns-repeated="3"/>
          <table:table-cell table:style-name="ce7"/>
          <table:table-cell table:style-name="ce3" table:number-columns-repeated="2"/>
          <table:table-cell table:style-name="ce7"/>
          <table:table-cell table:style-name="ce15"/>
          <table:table-cell table:number-columns-repeated="1015"/>
        </table:table-row>
        <table:table-row table:style-name="ro1">
          <table:table-cell/>
          <table:table-cell table:style-name="ce3" table:number-columns-repeated="7"/>
          <table:table-cell table:style-name="ce12"/>
          <table:table-cell table:number-columns-repeated="1015"/>
        </table:table-row>
        <table:table-row table:style-name="ro1">
          <table:table-cell/>
          <table:table-cell table:style-name="ce3" table:number-columns-repeated="8"/>
          <table:table-cell table:number-columns-repeated="1015"/>
        </table:table-row>
        <table:table-row table:style-name="ro1" table:number-rows-repeated="21">
          <table:table-cell/>
          <table:table-cell table:style-name="ce3" table:number-columns-repeated="7"/>
          <table:table-cell table:style-name="ce12"/>
          <table:table-cell table:number-columns-repeated="1015"/>
        </table:table-row>
        <table:table-row table:style-name="ro1">
          <table:table-cell/>
          <table:table-cell table:style-name="ce3" table:number-columns-repeated="6"/>
          <table:table-cell table:style-name="ce7"/>
          <table:table-cell table:style-name="ce12"/>
          <table:table-cell table:number-columns-repeated="1015"/>
        </table:table-row>
        <table:table-row table:style-name="ro1">
          <table:table-cell/>
          <table:table-cell table:style-name="ce3" table:number-columns-repeated="3"/>
          <table:table-cell table:style-name="ce7"/>
          <table:table-cell table:style-name="ce3" table:number-columns-repeated="2"/>
          <table:table-cell table:style-name="ce7"/>
          <table:table-cell table:style-name="ce15"/>
          <table:table-cell table:number-columns-repeated="1015"/>
        </table:table-row>
        <table:table-row table:style-name="ro1">
          <table:table-cell/>
          <table:table-cell table:style-name="ce5" table:number-columns-repeated="8"/>
          <table:table-cell table:number-columns-repeated="1015"/>
        </table:table-row>
        <table:table-row table:style-name="ro1">
          <table:table-cell/>
          <table:table-cell table:style-name="ce3" table:number-columns-repeated="8"/>
          <table:table-cell table:number-columns-repeated="1015"/>
        </table:table-row>
        <table:table-row table:style-name="ro1" table:number-rows-repeated="21">
          <table:table-cell/>
          <table:table-cell table:style-name="ce3" table:number-columns-repeated="7"/>
          <table:table-cell table:style-name="ce12"/>
          <table:table-cell table:number-columns-repeated="1015"/>
        </table:table-row>
        <table:table-row table:style-name="ro1">
          <table:table-cell/>
          <table:table-cell table:style-name="ce3" table:number-columns-repeated="6"/>
          <table:table-cell table:style-name="ce7"/>
          <table:table-cell table:style-name="ce12"/>
          <table:table-cell table:number-columns-repeated="1015"/>
        </table:table-row>
        <table:table-row table:style-name="ro1">
          <table:table-cell/>
          <table:table-cell table:style-name="ce3" table:number-columns-repeated="3"/>
          <table:table-cell table:style-name="ce7"/>
          <table:table-cell table:style-name="ce3" table:number-columns-repeated="2"/>
          <table:table-cell table:style-name="ce7"/>
          <table:table-cell table:style-name="ce15"/>
          <table:table-cell table:number-columns-repeated="1015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nto fijo" table:style-name="ta2">
        <office:forms form:automatic-focus="false" form:apply-design-mode="false"/>
        <table:table-column table:style-name="co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Taller 10.2</text:p>
          </table:table-cell>
          <table:table-cell table:number-columns-repeated="4"/>
          <table:table-cell table:style-name="ce24"/>
          <table:table-cell table:style-name="ce25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Iter</text:p>
          </table:table-cell>
          <table:table-cell table:style-name="ce16" office:value-type="string" calcext:value-type="string">
            <text:p>Gx_n</text:p>
          </table:table-cell>
          <table:table-cell table:style-name="ce16" office:value-type="string" calcext:value-type="string">
            <text:p>Fx_n</text:p>
          </table:table-cell>
          <table:table-cell table:style-name="ce16" office:value-type="string" calcext:value-type="string">
            <text:p>Err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9" office:value-type="float" office:value="-14" calcext:value-type="float">
            <text:p>-14</text:p>
          </table:table-cell>
          <table:table-cell table:style-name="ce22" table:formula="of:=EXP(-([.C3]^2)+1)+[.C3]*SIN([.C3]-3)-[.C3]" office:value-type="float" office:value="0.540435113686204" calcext:value-type="float">
            <text:p>0.5404351137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20" table:formula="of:=EXP(1-([.C3]^2))-[.C3]*SIN(3-[.C3])" office:value-type="float" office:value="-13.4595648863138" calcext:value-type="float">
            <text:p>-13.4595648863</text:p>
          </table:table-cell>
          <table:table-cell table:style-name="ce22" table:formula="of:=EXP(-([.C4]^2)+1)+[.C4]*SIN([.C4]-3)-[.C4]" office:value-type="float" office:value="4.26924246060653" calcext:value-type="float">
            <text:p>4.2692424606</text:p>
          </table:table-cell>
          <table:table-cell table:style-name="ce23" table:formula="of:=ABS([.C4]-[.C3])" office:value-type="float" office:value="0.540435113686204" calcext:value-type="float">
            <text:p>0.5404351137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20" table:formula="of:=EXP(1-([.C4]^2))-[.C4]*SIN(3-[.C4])" office:value-type="float" office:value="-9.19032242570727" calcext:value-type="float">
            <text:p>-9.1903224257</text:p>
          </table:table-cell>
          <table:table-cell table:style-name="ce22" table:formula="of:=EXP(-([.C5]^2)+1)+[.C5]*SIN([.C5]-3)-[.C5]" office:value-type="float" office:value="5.81519788029304" calcext:value-type="float">
            <text:p>5.8151978803</text:p>
          </table:table-cell>
          <table:table-cell table:style-name="ce23" table:formula="of:=ABS([.C5]-[.C4])" office:value-type="float" office:value="4.26924246060653" calcext:value-type="float">
            <text:p>4.2692424606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float" office:value="4" calcext:value-type="float">
            <text:p>4</text:p>
          </table:table-cell>
          <table:table-cell table:style-name="ce20" table:formula="of:=EXP(1-([.C5]^2))-[.C5]*SIN(3-[.C5])" office:value-type="float" office:value="-3.37512454541423" calcext:value-type="float">
            <text:p>-3.3751245454</text:p>
          </table:table-cell>
          <table:table-cell table:style-name="ce22" table:formula="of:=EXP(-([.C6]^2)+1)+[.C6]*SIN([.C6]-3)-[.C6]" office:value-type="float" office:value="3.68502464226168" calcext:value-type="float">
            <text:p>3.6850246423</text:p>
          </table:table-cell>
          <table:table-cell table:style-name="ce23" table:formula="of:=ABS([.C6]-[.C5])" office:value-type="float" office:value="5.81519788029304" calcext:value-type="float">
            <text:p>5.8151978803</text:p>
          </table:table-cell>
          <table:table-cell/>
          <table:table-cell table:style-name="ce16"/>
          <table:table-cell/>
          <table:table-cell table:style-name="ce16"/>
          <table:table-cell table:number-columns-repeated="1015"/>
        </table:table-row>
        <table:table-row table:style-name="ro1">
          <table:table-cell/>
          <table:table-cell table:style-name="ce16" office:value-type="float" office:value="5" calcext:value-type="float">
            <text:p>5</text:p>
          </table:table-cell>
          <table:table-cell table:style-name="ce20" table:formula="of:=EXP(1-([.C6]^2))-[.C6]*SIN(3-[.C6])" office:value-type="float" office:value="0.309900096847451" calcext:value-type="float">
            <text:p>0.3099000968</text:p>
          </table:table-cell>
          <table:table-cell table:style-name="ce22" table:formula="of:=EXP(-([.C7]^2)+1)+[.C7]*SIN([.C7]-3)-[.C7]" office:value-type="float" office:value="2.02425485838298" calcext:value-type="float">
            <text:p>2.0242548584</text:p>
          </table:table-cell>
          <table:table-cell table:style-name="ce23" table:formula="of:=ABS([.C7]-[.C6])" office:value-type="float" office:value="3.68502464226168" calcext:value-type="float">
            <text:p>3.6850246423</text:p>
          </table:table-cell>
          <table:table-cell/>
          <table:table-cell table:style-name="ce16"/>
          <table:table-cell/>
          <table:table-cell table:style-name="ce16"/>
          <table:table-cell table:number-columns-repeated="1015"/>
        </table:table-row>
        <table:table-row table:style-name="ro1">
          <table:table-cell/>
          <table:table-cell table:style-name="ce16" office:value-type="float" office:value="6" calcext:value-type="float">
            <text:p>6</text:p>
          </table:table-cell>
          <table:table-cell table:style-name="ce20" table:formula="of:=EXP(1-([.C7]^2))-[.C7]*SIN(3-[.C7])" office:value-type="float" office:value="2.33415495523043" calcext:value-type="float">
            <text:p>2.3341549552</text:p>
          </table:table-cell>
          <table:table-cell table:style-name="ce22" table:formula="of:=EXP(-([.C8]^2)+1)+[.C8]*SIN([.C8]-3)-[.C8]" office:value-type="float" office:value="-3.76431956033357" calcext:value-type="float">
            <text:p>-3.7643195603</text:p>
          </table:table-cell>
          <table:table-cell table:style-name="ce23" table:formula="of:=ABS([.C8]-[.C7])" office:value-type="float" office:value="2.02425485838298" calcext:value-type="float">
            <text:p>2.0242548584</text:p>
          </table:table-cell>
          <table:table-cell/>
          <table:table-cell table:style-name="ce16"/>
          <table:table-cell/>
          <table:table-cell table:style-name="ce16"/>
          <table:table-cell table:number-columns-repeated="1015"/>
        </table:table-row>
        <table:table-row table:style-name="ro1">
          <table:table-cell/>
          <table:table-cell table:style-name="ce16" office:value-type="float" office:value="7" calcext:value-type="float">
            <text:p>7</text:p>
          </table:table-cell>
          <table:table-cell table:style-name="ce20" table:formula="of:=EXP(1-([.C8]^2))-[.C8]*SIN(3-[.C8])" office:value-type="float" office:value="-1.43016460510314" calcext:value-type="float">
            <text:p>-1.4301646051</text:p>
          </table:table-cell>
          <table:table-cell table:style-name="ce22" table:formula="of:=EXP(-([.C9]^2)+1)+[.C9]*SIN([.C9]-3)-[.C9]" office:value-type="float" office:value="0.408141119216276" calcext:value-type="float">
            <text:p>0.4081411192</text:p>
          </table:table-cell>
          <table:table-cell table:style-name="ce23" table:formula="of:=ABS([.C9]-[.C8])" office:value-type="float" office:value="3.76431956033357" calcext:value-type="float">
            <text:p>3.7643195603</text:p>
          </table:table-cell>
          <table:table-cell/>
          <table:table-cell table:style-name="ce16"/>
          <table:table-cell/>
          <table:table-cell table:style-name="ce16"/>
          <table:table-cell table:number-columns-repeated="1015"/>
        </table:table-row>
        <table:table-row table:style-name="ro1">
          <table:table-cell/>
          <table:table-cell table:style-name="ce16" office:value-type="float" office:value="8" calcext:value-type="float">
            <text:p>8</text:p>
          </table:table-cell>
          <table:table-cell table:style-name="ce20" table:formula="of:=EXP(1-([.C9]^2))-[.C9]*SIN(3-[.C9])" office:value-type="float" office:value="-1.02202348588686" calcext:value-type="float">
            <text:p>-1.0220234859</text:p>
          </table:table-cell>
          <table:table-cell table:style-name="ce22" table:formula="of:=EXP(-([.C10]^2)+1)+[.C10]*SIN([.C10]-3)-[.C10]" office:value-type="float" office:value="1.19047476033476" calcext:value-type="float">
            <text:p>1.1904747603</text:p>
          </table:table-cell>
          <table:table-cell table:style-name="ce23" table:formula="of:=ABS([.C10]-[.C9])" office:value-type="float" office:value="0.408141119216276" calcext:value-type="float">
            <text:p>0.4081411192</text:p>
          </table:table-cell>
          <table:table-cell/>
          <table:table-cell table:style-name="ce16"/>
          <table:table-cell/>
          <table:table-cell table:style-name="ce16"/>
          <table:table-cell table:number-columns-repeated="1015"/>
        </table:table-row>
        <table:table-row table:style-name="ro1">
          <table:table-cell/>
          <table:table-cell table:style-name="ce16" office:value-type="float" office:value="9" calcext:value-type="float">
            <text:p>9</text:p>
          </table:table-cell>
          <table:table-cell table:style-name="ce20" table:formula="of:=EXP(1-([.C10]^2))-[.C10]*SIN(3-[.C10])" office:value-type="float" office:value="0.168451274447899" calcext:value-type="float">
            <text:p>0.1684512744</text:p>
          </table:table-cell>
          <table:table-cell table:style-name="ce22" table:formula="of:=EXP(-([.C11]^2)+1)+[.C11]*SIN([.C11]-3)-[.C11]" office:value-type="float" office:value="2.42238656841879" calcext:value-type="float">
            <text:p>2.4223865684</text:p>
          </table:table-cell>
          <table:table-cell table:style-name="ce23" table:formula="of:=ABS([.C11]-[.C10])" office:value-type="float" office:value="1.19047476033476" calcext:value-type="float">
            <text:p>1.1904747603</text:p>
          </table:table-cell>
          <table:table-cell/>
          <table:table-cell table:style-name="ce16"/>
          <table:table-cell/>
          <table:table-cell table:style-name="ce16"/>
          <table:table-cell table:number-columns-repeated="1015"/>
        </table:table-row>
        <table:table-row table:style-name="ro1">
          <table:table-cell/>
          <table:table-cell table:style-name="ce16" office:value-type="float" office:value="10" calcext:value-type="float">
            <text:p>10</text:p>
          </table:table-cell>
          <table:table-cell table:style-name="ce20" table:formula="of:=EXP(1-([.C11]^2))-[.C11]*SIN(3-[.C11])" office:value-type="float" office:value="2.59083784286669" calcext:value-type="float">
            <text:p>2.5908378429</text:p>
          </table:table-cell>
          <table:table-cell table:style-name="ce22" table:formula="of:=EXP(-([.C12]^2)+1)+[.C12]*SIN([.C12]-3)-[.C12]" office:value-type="float" office:value="-3.61827420707929" calcext:value-type="float">
            <text:p>-3.6182742071</text:p>
          </table:table-cell>
          <table:table-cell table:style-name="ce23" table:formula="of:=ABS([.C12]-[.C11])" office:value-type="float" office:value="2.42238656841879" calcext:value-type="float">
            <text:p>2.4223865684</text:p>
          </table:table-cell>
          <table:table-cell table:number-columns-repeated="3"/>
          <table:table-cell table:style-name="ce16"/>
          <table:table-cell table:number-columns-repeated="1015"/>
        </table:table-row>
        <table:table-row table:style-name="ro1">
          <table:table-cell/>
          <table:table-cell table:style-name="ce16" office:value-type="float" office:value="11" calcext:value-type="float">
            <text:p>11</text:p>
          </table:table-cell>
          <table:table-cell table:style-name="ce20" table:formula="of:=EXP(1-([.C12]^2))-[.C12]*SIN(3-[.C12])" office:value-type="float" office:value="-1.0274363642126" calcext:value-type="float">
            <text:p>-1.0274363642</text:p>
          </table:table-cell>
          <table:table-cell table:style-name="ce22" table:formula="of:=EXP(-([.C13]^2)+1)+[.C13]*SIN([.C13]-3)-[.C13]" office:value-type="float" office:value="1.17763259717361" calcext:value-type="float">
            <text:p>1.1776325972</text:p>
          </table:table-cell>
          <table:table-cell table:style-name="ce23" table:formula="of:=ABS([.C13]-[.C12])" office:value-type="float" office:value="3.61827420707929" calcext:value-type="float">
            <text:p>3.6182742071</text:p>
          </table:table-cell>
          <table:table-cell/>
          <table:table-cell table:style-name="ce16"/>
          <table:table-cell/>
          <table:table-cell table:style-name="ce16"/>
          <table:table-cell table:number-columns-repeated="1015"/>
        </table:table-row>
        <table:table-row table:style-name="ro1">
          <table:table-cell/>
          <table:table-cell table:style-name="ce16" office:value-type="float" office:value="12" calcext:value-type="float">
            <text:p>12</text:p>
          </table:table-cell>
          <table:table-cell table:style-name="ce20" table:formula="of:=EXP(1-([.C13]^2))-[.C13]*SIN(3-[.C13])" office:value-type="float" office:value="0.150196232961008" calcext:value-type="float">
            <text:p>0.150196233</text:p>
          </table:table-cell>
          <table:table-cell table:style-name="ce22" table:formula="of:=EXP(-([.C14]^2)+1)+[.C14]*SIN([.C14]-3)-[.C14]" office:value-type="float" office:value="2.46424428255374" calcext:value-type="float">
            <text:p>2.4642442826</text:p>
          </table:table-cell>
          <table:table-cell table:style-name="ce23" table:formula="of:=ABS([.C14]-[.C13])" office:value-type="float" office:value="1.17763259717361" calcext:value-type="float">
            <text:p>1.1776325972</text:p>
          </table:table-cell>
          <table:table-cell/>
          <table:table-cell table:style-name="ce16"/>
          <table:table-cell/>
          <table:table-cell table:style-name="ce16"/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 table:number-columns-spanned="4" table:number-rows-spanned="1">
            <text:p>Diverge</text:p>
          </table:table-cell>
          <table:covered-table-cell table:style-name="ce21"/>
          <table:covered-table-cell table:number-columns-repeated="2" table:style-name="ce18"/>
          <table:table-cell/>
          <table:table-cell table:style-name="ce16"/>
          <table:table-cell/>
          <table:table-cell table:style-name="ce16"/>
          <table:table-cell table:number-columns-repeated="1015"/>
        </table:table-row>
        <table:table-row table:style-name="ro1">
          <table:table-cell table:number-columns-repeated="6"/>
          <table:table-cell table:style-name="ce16"/>
          <table:table-cell/>
          <table:table-cell table:style-name="ce16"/>
          <table:table-cell table:number-columns-repeated="1015"/>
        </table:table-row>
        <table:table-row table:style-name="ro1" table:number-rows-repeated="15">
          <table:table-cell/>
          <table:table-cell table:style-name="ce18" table:number-columns-repeated="4"/>
          <table:table-cell/>
          <table:table-cell table:style-name="ce16"/>
          <table:table-cell/>
          <table:table-cell table:style-name="ce16"/>
          <table:table-cell table:number-columns-repeated="1015"/>
        </table:table-row>
        <table:table-row table:style-name="ro1" table:number-rows-repeated="3">
          <table:table-cell table:number-columns-repeated="5"/>
          <table:table-cell table:style-name="ce16" table:number-columns-repeated="4"/>
          <table:table-cell table:number-columns-repeated="1015"/>
        </table:table-row>
        <table:table-row table:style-name="ro1" table:number-rows-repeated="13">
          <table:table-cell table:number-columns-repeated="6"/>
          <table:table-cell table:style-name="ce16" table:number-columns-repeated="3"/>
          <table:table-cell table:number-columns-repeated="1015"/>
        </table:table-row>
        <table:table-row table:style-name="ro1" table:number-rows-repeated="157">
          <table:table-cell table:number-columns-repeated="5"/>
          <table:table-cell table:style-name="ce16" table:number-columns-repeated="4"/>
          <table:table-cell table:number-columns-repeated="1015"/>
        </table:table-row>
        <table:table-row table:style-name="ro1" table:number-rows-repeated="33">
          <table:table-cell table:number-columns-repeated="1024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ton" table:style-name="ta3">
        <office:forms form:automatic-focus="false" form:apply-design-mode="false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row table:style-name="ro1">
          <table:table-cell table:style-name="ce16" office:value-type="string" calcext:value-type="string">
            <text:p>Taller 10.2</text:p>
          </table:table-cell>
          <table:table-cell table:style-name="ce16" table:number-columns-repeated="4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Iter</text:p>
          </table:table-cell>
          <table:table-cell table:style-name="ce16" office:value-type="string" calcext:value-type="string">
            <text:p>x_n</text:p>
          </table:table-cell>
          <table:table-cell table:style-name="ce16" office:value-type="string" calcext:value-type="string">
            <text:p>fx_n</text:p>
          </table:table-cell>
          <table:table-cell table:style-name="ce16" office:value-type="string" calcext:value-type="string">
            <text:p>f’x_n</text:p>
          </table:table-cell>
          <table:table-cell table:style-name="ce16" office:value-type="string" calcext:value-type="string">
            <text:p>Error</text:p>
          </table:table-cell>
          <table:table-cell table:number-columns-repeated="4"/>
        </table:table-row>
        <table:table-row table:style-name="ro1"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8" office:value-type="float" office:value="-14" calcext:value-type="float">
            <text:p>-14</text:p>
          </table:table-cell>
          <table:table-cell table:style-name="ce22" table:formula="of:=EXP(-([.C3]^2)+1)+[.C3]*SIN([.C3]-3)-[.C3]" office:value-type="float" office:value="0.540435113686204" calcext:value-type="float">
            <text:p>0.5404351137</text:p>
          </table:table-cell>
          <table:table-cell table:style-name="ce16" table:formula="of:=[.C3]*COS(3-[.C3])-SIN(3-[.C3])-2*EXP(1-([.C3]^2))*[.C3]-1" office:value-type="float" office:value="3.81368422460191" calcext:value-type="float">
            <text:p>3.8136842246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28" table:formula="of:=[.C3]-[.D3]/[.E3]" office:value-type="float" office:value="-14.1417094551772" calcext:value-type="float">
            <text:p>-14.1417094552</text:p>
          </table:table-cell>
          <table:table-cell table:style-name="ce22" table:formula="of:=EXP(-([.C4]^2)+1)+[.C4]*SIN([.C4]-3)-[.C4]" office:value-type="float" office:value="0.132602283341029" calcext:value-type="float">
            <text:p>0.1326022833</text:p>
          </table:table-cell>
          <table:table-cell table:style-name="ce16" table:formula="of:=[.C4]*COS(3-[.C4])-SIN(3-[.C4])-2*EXP(1-([.C4]^2))*[.C4]-1" office:value-type="float" office:value="1.92268505889323" calcext:value-type="float">
            <text:p>1.9226850589</text:p>
          </table:table-cell>
          <table:table-cell table:style-name="ce31" table:formula="of:=ABS([.C4]-[.C3])" office:value-type="float" office:value="0.141709455177196" calcext:value-type="float">
            <text:p>0.1417094552</text:p>
          </table:table-cell>
          <table:table-cell table:style-name="ce18" table:number-columns-repeated="3"/>
          <table:table-cell table:style-name="ce5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28" table:formula="of:=[.C4]-[.D4]/[.E4]" office:value-type="float" office:value="-14.2106766959261" calcext:value-type="float">
            <text:p>-14.2106766959</text:p>
          </table:table-cell>
          <table:table-cell table:style-name="ce22" table:formula="of:=EXP(-([.C5]^2)+1)+[.C5]*SIN([.C5]-3)-[.C5]" office:value-type="float" office:value="0.0329225205918924" calcext:value-type="float">
            <text:p>0.0329225206</text:p>
          </table:table-cell>
          <table:table-cell table:style-name="ce16" table:formula="of:=[.C5]*COS(3-[.C5])-SIN(3-[.C5])-2*EXP(1-([.C5]^2))*[.C5]-1" office:value-type="float" office:value="0.964440049162023" calcext:value-type="float">
            <text:p>0.9644400492</text:p>
          </table:table-cell>
          <table:table-cell table:style-name="ce31" table:formula="of:=ABS([.C5]-[.C4])" office:value-type="float" office:value="0.0689672407489148" calcext:value-type="float">
            <text:p>0.0689672407</text:p>
          </table:table-cell>
          <table:table-cell table:style-name="ce18" table:number-columns-repeated="3"/>
          <table:table-cell table:style-name="ce5"/>
        </table:table-row>
        <table:table-row table:style-name="ro1">
          <table:table-cell/>
          <table:table-cell table:style-name="ce16" office:value-type="float" office:value="4" calcext:value-type="float">
            <text:p>4</text:p>
          </table:table-cell>
          <table:table-cell table:style-name="ce28" table:formula="of:=[.C5]-[.D5]/[.E5]" office:value-type="float" office:value="-14.2448131055666" calcext:value-type="float">
            <text:p>-14.2448131056</text:p>
          </table:table-cell>
          <table:table-cell table:style-name="ce22" table:formula="of:=EXP(-([.C6]^2)+1)+[.C6]*SIN([.C6]-3)-[.C6]" office:value-type="float" office:value="0.00820681766369091" calcext:value-type="float">
            <text:p>0.0082068177</text:p>
          </table:table-cell>
          <table:table-cell table:style-name="ce16" table:formula="of:=[.C6]*COS(3-[.C6])-SIN(3-[.C6])-2*EXP(1-([.C6]^2))*[.C6]-1" office:value-type="float" office:value="0.482892399402331" calcext:value-type="float">
            <text:p>0.4828923994</text:p>
          </table:table-cell>
          <table:table-cell table:style-name="ce31" table:formula="of:=ABS([.C6]-[.C5])" office:value-type="float" office:value="0.0341364096404941" calcext:value-type="float">
            <text:p>0.0341364096</text:p>
          </table:table-cell>
          <table:table-cell table:style-name="ce18" table:number-columns-repeated="3"/>
          <table:table-cell table:style-name="ce5"/>
        </table:table-row>
        <table:table-row table:style-name="ro1">
          <table:table-cell/>
          <table:table-cell table:style-name="ce16" office:value-type="float" office:value="5" calcext:value-type="float">
            <text:p>5</text:p>
          </table:table-cell>
          <table:table-cell table:style-name="ce28" table:formula="of:=[.C6]-[.D6]/[.E6]" office:value-type="float" office:value="-14.2618082325842" calcext:value-type="float">
            <text:p>-14.2618082326</text:p>
          </table:table-cell>
          <table:table-cell table:style-name="ce22" table:formula="of:=EXP(-([.C7]^2)+1)+[.C7]*SIN([.C7]-3)-[.C7]" office:value-type="float" office:value="0.00204900681271347" calcext:value-type="float">
            <text:p>0.0020490068</text:p>
          </table:table-cell>
          <table:table-cell table:style-name="ce16" table:formula="of:=[.C7]*COS(3-[.C7])-SIN(3-[.C7])-2*EXP(1-([.C7]^2))*[.C7]-1" office:value-type="float" office:value="0.241601827572747" calcext:value-type="float">
            <text:p>0.2416018276</text:p>
          </table:table-cell>
          <table:table-cell table:style-name="ce31" table:formula="of:=ABS([.C7]-[.C6])" office:value-type="float" office:value="0.0169951270176298" calcext:value-type="float">
            <text:p>0.016995127</text:p>
          </table:table-cell>
          <table:table-cell table:style-name="ce18" table:number-columns-repeated="3"/>
          <table:table-cell table:style-name="ce5"/>
        </table:table-row>
        <table:table-row table:style-name="ro1">
          <table:table-cell/>
          <table:table-cell table:style-name="ce16" office:value-type="float" office:value="6" calcext:value-type="float">
            <text:p>6</text:p>
          </table:table-cell>
          <table:table-cell table:style-name="ce28" table:formula="of:=[.C7]-[.D7]/[.E7]" office:value-type="float" office:value="-14.2702891568939" calcext:value-type="float">
            <text:p>-14.2702891569</text:p>
          </table:table-cell>
          <table:table-cell table:style-name="ce22" table:formula="of:=EXP(-([.C8]^2)+1)+[.C8]*SIN([.C8]-3)-[.C8]" office:value-type="float" office:value="0.000511931556836487" calcext:value-type="float">
            <text:p>0.0005119316</text:p>
          </table:table-cell>
          <table:table-cell table:style-name="ce16" table:formula="of:=[.C8]*COS(3-[.C8])-SIN(3-[.C8])-2*EXP(1-([.C8]^2))*[.C8]-1" office:value-type="float" office:value="0.120838278029146" calcext:value-type="float">
            <text:p>0.120838278</text:p>
          </table:table-cell>
          <table:table-cell table:style-name="ce31" table:formula="of:=ABS([.C8]-[.C7])" office:value-type="float" office:value="0.00848092430963376" calcext:value-type="float">
            <text:p>0.0084809243</text:p>
          </table:table-cell>
          <table:table-cell table:style-name="ce18" table:number-columns-repeated="3"/>
          <table:table-cell table:style-name="ce5"/>
        </table:table-row>
        <table:table-row table:style-name="ro1">
          <table:table-cell/>
          <table:table-cell table:style-name="ce16" office:value-type="float" office:value="7" calcext:value-type="float">
            <text:p>7</text:p>
          </table:table-cell>
          <table:table-cell table:style-name="ce28" table:formula="of:=[.C8]-[.D8]/[.E8]" office:value-type="float" office:value="-14.2745256584825" calcext:value-type="float">
            <text:p>-14.2745256585</text:p>
          </table:table-cell>
          <table:table-cell table:style-name="ce22" table:formula="of:=EXP(-([.C9]^2)+1)+[.C9]*SIN([.C9]-3)-[.C9]" office:value-type="float" office:value="0.000127943925891216" calcext:value-type="float">
            <text:p>0.0001279439</text:p>
          </table:table-cell>
          <table:table-cell table:style-name="ce16" table:formula="of:=[.C9]*COS(3-[.C9])-SIN(3-[.C9])-2*EXP(1-([.C9]^2))*[.C9]-1" office:value-type="float" office:value="0.0604282881357046" calcext:value-type="float">
            <text:p>0.0604282881</text:p>
          </table:table-cell>
          <table:table-cell table:style-name="ce31" table:formula="of:=ABS([.C9]-[.C8])" office:value-type="float" office:value="0.00423650158861832" calcext:value-type="float">
            <text:p>0.0042365016</text:p>
          </table:table-cell>
          <table:table-cell table:style-name="ce18" table:number-columns-repeated="3"/>
          <table:table-cell table:style-name="ce5"/>
        </table:table-row>
        <table:table-row table:style-name="ro1">
          <table:table-cell/>
          <table:table-cell table:style-name="ce16" office:value-type="float" office:value="8" calcext:value-type="float">
            <text:p>8</text:p>
          </table:table-cell>
          <table:table-cell table:style-name="ce28" table:formula="of:=[.C9]-[.D9]/[.E9]" office:value-type="float" office:value="-14.2766429437778" calcext:value-type="float">
            <text:p>-14.2766429438</text:p>
          </table:table-cell>
          <table:table-cell table:style-name="ce22" table:formula="of:=EXP(-([.C10]^2)+1)+[.C10]*SIN([.C10]-3)-[.C10]" office:value-type="float" office:value="0.0000319811766686939" calcext:value-type="float">
            <text:p>3.19811766686939E-05</text:p>
          </table:table-cell>
          <table:table-cell table:style-name="ce16" table:formula="of:=[.C10]*COS(3-[.C10])-SIN(3-[.C10])-2*EXP(1-([.C10]^2))*[.C10]-1" office:value-type="float" office:value="0.0302164074098055" calcext:value-type="float">
            <text:p>0.0302164074</text:p>
          </table:table-cell>
          <table:table-cell table:style-name="ce31" table:formula="of:=ABS([.C10]-[.C9])" office:value-type="float" office:value="0.00211728529532174" calcext:value-type="float">
            <text:p>0.0021172853</text:p>
          </table:table-cell>
          <table:table-cell table:style-name="ce4"/>
          <table:table-cell table:style-name="ce18" table:number-columns-repeated="2"/>
          <table:table-cell table:style-name="ce5"/>
        </table:table-row>
        <table:table-row table:style-name="ro1">
          <table:table-cell/>
          <table:table-cell table:style-name="ce16" office:value-type="float" office:value="9" calcext:value-type="float">
            <text:p>9</text:p>
          </table:table-cell>
          <table:table-cell table:style-name="ce28" table:formula="of:=[.C10]-[.D10]/[.E10]" office:value-type="float" office:value="-14.2777013481154" calcext:value-type="float">
            <text:p>-14.2777013481</text:p>
          </table:table-cell>
          <table:table-cell table:style-name="ce22" table:formula="of:=EXP(-([.C11]^2)+1)+[.C11]*SIN([.C11]-3)-[.C11]" office:value-type="float" office:value="0.00000799469765588867" calcext:value-type="float">
            <text:p>7.99469765588867E-06</text:p>
          </table:table-cell>
          <table:table-cell table:style-name="ce16" table:formula="of:=[.C11]*COS(3-[.C11])-SIN(3-[.C11])-2*EXP(1-([.C11]^2))*[.C11]-1" office:value-type="float" office:value="0.0151087665509113" calcext:value-type="float">
            <text:p>0.0151087666</text:p>
          </table:table-cell>
          <table:table-cell table:style-name="ce31" table:formula="of:=ABS([.C11]-[.C10])" office:value-type="float" office:value="0.00105840433758253" calcext:value-type="float">
            <text:p>0.0010584043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16" office:value-type="float" office:value="10" calcext:value-type="float">
            <text:p>10</text:p>
          </table:table-cell>
          <table:table-cell table:style-name="ce28" table:formula="of:=[.C11]-[.D11]/[.E11]" office:value-type="float" office:value="-14.2782304910887" calcext:value-type="float">
            <text:p>-14.2782304911</text:p>
          </table:table-cell>
          <table:table-cell table:style-name="ce22" table:formula="of:=EXP(-([.C12]^2)+1)+[.C12]*SIN([.C12]-3)-[.C12]" office:value-type="float" office:value="0.00000199860010496877" calcext:value-type="float">
            <text:p>1.99860010496877E-06</text:p>
          </table:table-cell>
          <table:table-cell table:style-name="ce16" table:formula="of:=[.C12]*COS(3-[.C12])-SIN(3-[.C12])-2*EXP(1-([.C12]^2))*[.C12]-1" office:value-type="float" office:value="0.00755452361417697" calcext:value-type="float">
            <text:p>0.0075545236</text:p>
          </table:table-cell>
          <table:table-cell table:style-name="ce31" table:formula="of:=ABS([.C12]-[.C11])" office:value-type="float" office:value="0.000529142973316965" calcext:value-type="float">
            <text:p>0.000529143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16" office:value-type="float" office:value="11" calcext:value-type="float">
            <text:p>11</text:p>
          </table:table-cell>
          <table:table-cell table:style-name="ce28" table:formula="of:=[.C12]-[.D12]/[.E12]" office:value-type="float" office:value="-14.2784950478241" calcext:value-type="float">
            <text:p>-14.2784950478</text:p>
          </table:table-cell>
          <table:table-cell table:style-name="ce22" table:formula="of:=EXP(-([.C13]^2)+1)+[.C13]*SIN([.C13]-3)-[.C13]" office:value-type="float" office:value="0.000000499640755435848" calcext:value-type="float">
            <text:p>4.99640755435848E-07</text:p>
          </table:table-cell>
          <table:table-cell table:style-name="ce16" table:formula="of:=[.C13]*COS(3-[.C13])-SIN(3-[.C13])-2*EXP(1-([.C13]^2))*[.C13]-1" office:value-type="float" office:value="0.00377729684682881" calcext:value-type="float">
            <text:p>0.0037772968</text:p>
          </table:table-cell>
          <table:table-cell table:style-name="ce31" table:formula="of:=ABS([.C13]-[.C12])" office:value-type="float" office:value="0.000264556735412924" calcext:value-type="float">
            <text:p>0.0002645567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16" office:value-type="float" office:value="12" calcext:value-type="float">
            <text:p>12</text:p>
          </table:table-cell>
          <table:table-cell table:style-name="ce28" table:formula="of:=[.C13]-[.D13]/[.E13]" office:value-type="float" office:value="-14.2786273225104" calcext:value-type="float">
            <text:p>-14.2786273225</text:p>
          </table:table-cell>
          <table:table-cell table:style-name="ce22" table:formula="of:=EXP(-([.C14]^2)+1)+[.C14]*SIN([.C14]-3)-[.C14]" office:value-type="float" office:value="0.000000124909030674303" calcext:value-type="float">
            <text:p>1.24909030674303E-07</text:p>
          </table:table-cell>
          <table:table-cell table:style-name="ce16" table:formula="of:=[.C14]*COS(3-[.C14])-SIN(3-[.C14])-2*EXP(1-([.C14]^2))*[.C14]-1" office:value-type="float" office:value="0.00188865717311426" calcext:value-type="float">
            <text:p>0.0018886572</text:p>
          </table:table-cell>
          <table:table-cell table:style-name="ce31" table:formula="of:=ABS([.C14]-[.C13])" office:value-type="float" office:value="0.000132274686288625" calcext:value-type="float">
            <text:p>0.0001322747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16" office:value-type="float" office:value="13" calcext:value-type="float">
            <text:p>13</text:p>
          </table:table-cell>
          <table:table-cell table:style-name="ce28" table:formula="of:=[.C14]-[.D14]/[.E14]" office:value-type="float" office:value="-14.2786934589339" calcext:value-type="float">
            <text:p>-14.2786934589</text:p>
          </table:table-cell>
          <table:table-cell table:style-name="ce22" table:formula="of:=EXP(-([.C15]^2)+1)+[.C15]*SIN([.C15]-3)-[.C15]" office:value-type="float" office:value="0.0000000312271133395825" calcext:value-type="float">
            <text:p>3.12271133395825E-08</text:p>
          </table:table-cell>
          <table:table-cell table:style-name="ce16" table:formula="of:=[.C15]*COS(3-[.C15])-SIN(3-[.C15])-2*EXP(1-([.C15]^2))*[.C15]-1" office:value-type="float" office:value="0.000944330769134805" calcext:value-type="float">
            <text:p>0.0009443308</text:p>
          </table:table-cell>
          <table:table-cell table:style-name="ce31" table:formula="of:=ABS([.C15]-[.C14])" office:value-type="float" office:value="0.0000661364235146067" calcext:value-type="float">
            <text:p>6.61364235146067E-05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16" office:value-type="float" office:value="14" calcext:value-type="float">
            <text:p>14</text:p>
          </table:table-cell>
          <table:table-cell table:style-name="ce28" table:formula="of:=[.C15]-[.D15]/[.E15]" office:value-type="float" office:value="-14.2787265269164" calcext:value-type="float">
            <text:p>-14.2787265269</text:p>
          </table:table-cell>
          <table:table-cell table:style-name="ce22" table:formula="of:=EXP(-([.C16]^2)+1)+[.C16]*SIN([.C16]-3)-[.C16]" office:value-type="float" office:value="0.00000000780675968314881" calcext:value-type="float">
            <text:p>7.80675968314881E-09</text:p>
          </table:table-cell>
          <table:table-cell table:style-name="ce16" table:formula="of:=[.C16]*COS(3-[.C16])-SIN(3-[.C16])-2*EXP(1-([.C16]^2))*[.C16]-1" office:value-type="float" office:value="0.000472165918137035" calcext:value-type="float">
            <text:p>0.0004721659</text:p>
          </table:table-cell>
          <table:table-cell table:style-name="ce31" table:formula="of:=ABS([.C16]-[.C15])" office:value-type="float" office:value="0.0000330679824909197" calcext:value-type="float">
            <text:p>0.000033068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16" office:value-type="float" office:value="15" calcext:value-type="float">
            <text:p>15</text:p>
          </table:table-cell>
          <table:table-cell table:style-name="ce28" table:formula="of:=[.C16]-[.D16]/[.E16]" office:value-type="float" office:value="-14.2787430608495" calcext:value-type="float">
            <text:p>-14.2787430608</text:p>
          </table:table-cell>
          <table:table-cell table:style-name="ce22" table:formula="of:=EXP(-([.C17]^2)+1)+[.C17]*SIN([.C17]-3)-[.C17]" office:value-type="float" office:value="0.00000000195168858851957" calcext:value-type="float">
            <text:p>0.000000002</text:p>
          </table:table-cell>
          <table:table-cell table:style-name="ce16" table:formula="of:=[.C17]*COS(3-[.C17])-SIN(3-[.C17])-2*EXP(1-([.C17]^2))*[.C17]-1" office:value-type="float" office:value="0.000236083093110961" calcext:value-type="float">
            <text:p>0.0002360831</text:p>
          </table:table-cell>
          <table:table-cell table:style-name="ce31" table:formula="of:=ABS([.C17]-[.C16])" office:value-type="float" office:value="0.000016533933058227" calcext:value-type="float">
            <text:p>1.6533933058227E-05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16" office:value-type="float" office:value="16" calcext:value-type="float">
            <text:p>16</text:p>
          </table:table-cell>
          <table:table-cell table:style-name="ce28" table:formula="of:=[.C17]-[.D17]/[.E17]" office:value-type="float" office:value="-14.2787513278057" calcext:value-type="float">
            <text:p>-14.2787513278</text:p>
          </table:table-cell>
          <table:table-cell table:style-name="ce22" table:formula="of:=EXP(-([.C18]^2)+1)+[.C18]*SIN([.C18]-3)-[.C18]" office:value-type="float" office:value="0.000000000487920814862264" calcext:value-type="float">
            <text:p>4.87920814862264E-10</text:p>
          </table:table-cell>
          <table:table-cell table:style-name="ce16" table:formula="of:=[.C18]*COS(3-[.C18])-SIN(3-[.C18])-2*EXP(1-([.C18]^2))*[.C18]-1" office:value-type="float" office:value="0.000118041520596135" calcext:value-type="float">
            <text:p>0.0001180415</text:p>
          </table:table-cell>
          <table:table-cell table:style-name="ce31" table:formula="of:=ABS([.C18]-[.C17])" office:value-type="float" office:value="0.00000826695619160489" calcext:value-type="float">
            <text:p>0.000008267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16" office:value-type="float" office:value="17" calcext:value-type="float">
            <text:p>17</text:p>
          </table:table-cell>
          <table:table-cell table:style-name="ce28" table:formula="of:=[.C18]-[.D18]/[.E18]" office:value-type="float" office:value="-14.2787554612734" calcext:value-type="float">
            <text:p>-14.2787554613</text:p>
          </table:table-cell>
          <table:table-cell table:style-name="ce22" table:formula="of:=EXP(-([.C19]^2)+1)+[.C19]*SIN([.C19]-3)-[.C19]" office:value-type="float" office:value="0.000000000121980647804776" calcext:value-type="float">
            <text:p>1.21980647804776E-10</text:p>
          </table:table-cell>
          <table:table-cell table:style-name="ce16" table:formula="of:=[.C19]*COS(3-[.C19])-SIN(3-[.C19])-2*EXP(1-([.C19]^2))*[.C19]-1" office:value-type="float" office:value="0.0000590208056268082" calcext:value-type="float">
            <text:p>5.90208056268082E-05</text:p>
          </table:table-cell>
          <table:table-cell table:style-name="ce31" table:formula="of:=ABS([.C19]-[.C18])" office:value-type="float" office:value="0.00000413346771921397" calcext:value-type="float">
            <text:p>4.13346771921397E-06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16" office:value-type="float" office:value="18" calcext:value-type="float">
            <text:p>18</text:p>
          </table:table-cell>
          <table:table-cell table:style-name="ce28" table:formula="of:=[.C19]-[.D19]/[.E19]" office:value-type="float" office:value="-14.2787575280132" calcext:value-type="float">
            <text:p>-14.278757528</text:p>
          </table:table-cell>
          <table:table-cell table:style-name="ce22" table:formula="of:=EXP(-([.C20]^2)+1)+[.C20]*SIN([.C20]-3)-[.C20]" office:value-type="float" office:value="0.0000000000304964942188235" calcext:value-type="float">
            <text:p>3.04964942188235E-11</text:p>
          </table:table-cell>
          <table:table-cell table:style-name="ce16" table:formula="of:=[.C20]*COS(3-[.C20])-SIN(3-[.C20])-2*EXP(1-([.C20]^2))*[.C20]-1" office:value-type="float" office:value="0.0000295103441536604" calcext:value-type="float">
            <text:p>2.95103441536604E-05</text:p>
          </table:table-cell>
          <table:table-cell table:style-name="ce31" table:formula="of:=ABS([.C20]-[.C19])" office:value-type="float" office:value="0.00000206673979619154" calcext:value-type="float">
            <text:p>2.06673979619154E-06</text:p>
          </table:table-cell>
          <table:table-cell table:style-name="ce5" table:number-columns-repeated="4"/>
        </table:table-row>
        <table:table-row table:style-name="ro1"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8" table:formula="of:=[.C20]-[.D20]/[.E20]" office:value-type="float" office:value="-14.2787585614303" calcext:value-type="float">
            <text:p>-14.2787585614</text:p>
          </table:table-cell>
          <table:table-cell table:style-name="ce22" table:formula="of:=EXP(-([.C21]^2)+1)+[.C21]*SIN([.C21]-3)-[.C21]" office:value-type="float" office:value="0.00000000000762412355470588" calcext:value-type="float">
            <text:p>7.62412355470588E-12</text:p>
          </table:table-cell>
          <table:table-cell table:style-name="ce16" table:formula="of:=[.C21]*COS(3-[.C21])-SIN(3-[.C21])-2*EXP(1-([.C21]^2))*[.C21]-1" office:value-type="float" office:value="0.0000147544346349449" calcext:value-type="float">
            <text:p>1.47544346349449E-05</text:p>
          </table:table-cell>
          <table:table-cell table:style-name="ce31" table:formula="of:=ABS([.C21]-[.C20])" office:value-type="float" office:value="0.00000103341709767335" calcext:value-type="float">
            <text:p>1.03341709767335E-06</text:p>
          </table:table-cell>
          <table:table-cell table:style-name="ce5" table:number-columns-repeated="4"/>
        </table:table-row>
        <table:table-row table:style-name="ro1"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8" table:formula="of:=[.C21]-[.D21]/[.E21]" office:value-type="float" office:value="-14.2787590781647" calcext:value-type="float">
            <text:p>-14.2787590782</text:p>
          </table:table-cell>
          <table:table-cell table:style-name="ce22" table:formula="of:=EXP(-([.C22]^2)+1)+[.C22]*SIN([.C22]-3)-[.C22]" office:value-type="float" office:value="0.00000000000190603088867647" calcext:value-type="float">
            <text:p>1.90603088867647E-12</text:p>
          </table:table-cell>
          <table:table-cell table:style-name="ce16" table:formula="of:=[.C22]*COS(3-[.C22])-SIN(3-[.C22])-2*EXP(1-([.C22]^2))*[.C22]-1" office:value-type="float" office:value="0.00000737610992995741" calcext:value-type="float">
            <text:p>7.37610992995741E-06</text:p>
          </table:table-cell>
          <table:table-cell table:style-name="ce31" table:formula="of:=ABS([.C22]-[.C21])" office:value-type="float" office:value="0.000000516734374400585" calcext:value-type="float">
            <text:p>5.16734374400585E-07</text:p>
          </table:table-cell>
          <table:table-cell table:number-columns-repeated="4"/>
        </table:table-row>
        <table:table-row table:style-name="ro1"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8" table:formula="of:=[.C22]-[.D22]/[.E22]" office:value-type="float" office:value="-14.2787593365706" calcext:value-type="float">
            <text:p>-14.2787593366</text:p>
          </table:table-cell>
          <table:table-cell table:style-name="ce22" table:formula="of:=EXP(-([.C23]^2)+1)+[.C23]*SIN([.C23]-3)-[.C23]" office:value-type="float" office:value="0.000000000000476063632959267" calcext:value-type="float">
            <text:p>4.76063632959267E-13</text:p>
          </table:table-cell>
          <table:table-cell table:style-name="ce16" table:formula="of:=[.C23]*COS(3-[.C23])-SIN(3-[.C23])-2*EXP(1-([.C23]^2))*[.C23]-1" office:value-type="float" office:value="0.00000368639342496202" calcext:value-type="float">
            <text:p>3.68639342496202E-06</text:p>
          </table:table-cell>
          <table:table-cell table:style-name="ce31" table:formula="of:=ABS([.C23]-[.C22])" office:value-type="float" office:value="0.000000258405975728238" calcext:value-type="float">
            <text:p>2.58405975728238E-07</text:p>
          </table:table-cell>
          <table:table-cell table:number-columns-repeated="4"/>
        </table:table-row>
        <table:table-row table:style-name="ro1"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8" table:formula="of:=[.C23]-[.D23]/[.E23]" office:value-type="float" office:value="-14.2787594657114" calcext:value-type="float">
            <text:p>-14.2787594657</text:p>
          </table:table-cell>
          <table:table-cell table:style-name="ce22" table:formula="of:=EXP(-([.C24]^2)+1)+[.C24]*SIN([.C24]-3)-[.C24]" office:value-type="float" office:value="0.000000000000119015908239817" calcext:value-type="float">
            <text:p>1.19015908239817E-13</text:p>
          </table:table-cell>
          <table:table-cell table:style-name="ce16" table:formula="of:=[.C24]*COS(3-[.C24])-SIN(3-[.C24])-2*EXP(1-([.C24]^2))*[.C24]-1" office:value-type="float" office:value="0.0000018424237564485" calcext:value-type="float">
            <text:p>1.8424237564485E-06</text:p>
          </table:table-cell>
          <table:table-cell table:style-name="ce31" table:formula="of:=ABS([.C24]-[.C23])" office:value-type="float" office:value="0.000000129140754978607" calcext:value-type="float">
            <text:p>1.29140754978607E-07</text:p>
          </table:table-cell>
          <table:table-cell table:number-columns-repeated="4"/>
        </table:table-row>
        <table:table-row table:style-name="ro1"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8" table:formula="of:=[.C24]-[.D24]/[.E24]" office:value-type="float" office:value="-14.2787595303089" calcext:value-type="float">
            <text:p>-14.2787595303</text:p>
          </table:table-cell>
          <table:table-cell table:style-name="ce22" table:formula="of:=EXP(-([.C25]^2)+1)+[.C25]*SIN([.C25]-3)-[.C25]" office:value-type="float" office:value="0" calcext:value-type="float">
            <text:p>0</text:p>
          </table:table-cell>
          <table:table-cell table:style-name="ce16" table:formula="of:=[.C25]*COS(3-[.C25])-SIN(3-[.C25])-2*EXP(1-([.C25]^2))*[.C25]-1" office:value-type="float" office:value="0.000000920052048991593" calcext:value-type="float">
            <text:p>9.20052048991593E-07</text:p>
          </table:table-cell>
          <table:table-cell table:style-name="ce31" table:formula="of:=ABS([.C25]-[.C24])" office:value-type="float" office:value="0.0000000645974669311045" calcext:value-type="float">
            <text:p>6.45974669311045E-08</text:p>
          </table:table-cell>
          <table:table-cell table:number-columns-repeated="4"/>
        </table:table-row>
        <table:table-row table:style-name="ro1">
          <table:table-cell table:style-name="ce16"/>
          <table:table-cell table:style-name="ce27" office:value-type="string" calcext:value-type="string" table:number-columns-spanned="5" table:number-rows-spanned="1">
            <text:p>Devido a la forma de la funcion cerca de la raiz no se puede demostrar exactitud</text:p>
          </table:table-cell>
          <table:covered-table-cell table:style-name="ce10"/>
          <table:covered-table-cell table:style-name="ce22"/>
          <table:covered-table-cell table:style-name="ce18"/>
          <table:covered-table-cell table:style-name="ce10"/>
          <table:table-cell table:number-columns-repeated="4"/>
        </table:table-row>
        <table:table-row table:style-name="ro1">
          <table:table-cell table:style-name="ce16"/>
          <table:table-cell table:style-name="ce18" table:number-columns-repeated="2"/>
          <table:table-cell table:style-name="ce29"/>
          <table:table-cell table:style-name="ce18" table:number-columns-repeated="2"/>
          <table:table-cell table:number-columns-repeated="4"/>
        </table:table-row>
        <table:table-row table:style-name="ro1">
          <table:table-cell table:style-name="ce16"/>
          <table:table-cell table:style-name="ce18" table:number-columns-repeated="5"/>
          <table:table-cell table:number-columns-repeated="4"/>
        </table:table-row>
        <table:table-row table:style-name="ro1">
          <table:table-cell table:style-name="ce16"/>
          <table:table-cell table:style-name="ce18" table:number-columns-repeated="2"/>
          <table:table-cell table:style-name="ce29"/>
          <table:table-cell table:style-name="ce18"/>
          <table:table-cell table:style-name="ce5"/>
          <table:table-cell table:number-columns-repeated="4"/>
        </table:table-row>
        <table:table-row table:style-name="ro1" table:number-rows-repeated="2">
          <table:table-cell table:style-name="ce16"/>
          <table:table-cell table:style-name="ce18" table:number-columns-repeated="2"/>
          <table:table-cell table:style-name="ce29"/>
          <table:table-cell table:style-name="ce18" table:number-columns-repeated="2"/>
          <table:table-cell table:number-columns-repeated="4"/>
        </table:table-row>
        <table:table-row table:style-name="ro1">
          <table:table-cell table:style-name="ce16"/>
          <table:table-cell table:style-name="ce18" table:number-columns-repeated="2"/>
          <table:table-cell table:style-name="ce30"/>
          <table:table-cell table:style-name="ce18" table:number-columns-repeated="2"/>
          <table:table-cell table:number-columns-repeated="4"/>
        </table:table-row>
        <table:table-row table:style-name="ro1">
          <table:table-cell table:style-name="ce16"/>
          <table:table-cell table:style-name="ce18" table:number-columns-repeated="2"/>
          <table:table-cell table:style-name="ce29"/>
          <table:table-cell table:style-name="ce18" table:number-columns-repeated="2"/>
          <table:table-cell table:number-columns-repeated="4"/>
        </table:table-row>
        <table:table-row table:style-name="ro1">
          <table:table-cell table:style-name="ce16"/>
          <table:table-cell table:style-name="ce18"/>
          <table:table-cell table:style-name="ce10"/>
          <table:table-cell table:style-name="ce30"/>
          <table:table-cell table:style-name="ce18"/>
          <table:table-cell table:style-name="ce10"/>
          <table:table-cell table:number-columns-repeated="4"/>
        </table:table-row>
        <table:table-row table:style-name="ro1">
          <table:table-cell table:style-name="ce16"/>
          <table:table-cell table:style-name="ce18" table:number-columns-repeated="4"/>
          <table:table-cell table:style-name="ce5"/>
          <table:table-cell table:number-columns-repeated="4"/>
        </table:table-row>
        <table:table-row table:style-name="ro1">
          <table:table-cell table:style-name="ce16"/>
          <table:table-cell table:style-name="ce18" table:number-columns-repeated="5"/>
          <table:table-cell table:number-columns-repeated="4"/>
        </table:table-row>
        <table:table-row table:style-name="ro1">
          <table:table-cell table:style-name="ce16"/>
          <table:table-cell table:style-name="ce18" table:number-columns-repeated="2"/>
          <table:table-cell table:style-name="ce29"/>
          <table:table-cell table:style-name="ce18"/>
          <table:table-cell table:style-name="ce5"/>
          <table:table-cell table:number-columns-repeated="4"/>
        </table:table-row>
        <table:table-row table:style-name="ro1" table:number-rows-repeated="4">
          <table:table-cell table:style-name="ce16"/>
          <table:table-cell table:style-name="ce18" table:number-columns-repeated="2"/>
          <table:table-cell table:style-name="ce29"/>
          <table:table-cell table:style-name="ce18" table:number-columns-repeated="2"/>
          <table:table-cell table:number-columns-repeated="4"/>
        </table:table-row>
        <table:table-row table:style-name="ro1">
          <table:table-cell table:style-name="ce16"/>
          <table:table-cell table:style-name="ce18" table:number-columns-repeated="2"/>
          <table:table-cell table:style-name="ce30"/>
          <table:table-cell table:style-name="ce18" table:number-columns-repeated="2"/>
          <table:table-cell table:number-columns-repeated="4"/>
        </table:table-row>
        <table:table-row table:style-name="ro1">
          <table:table-cell table:style-name="ce16"/>
          <table:table-cell table:style-name="ce18" table:number-columns-repeated="2"/>
          <table:table-cell table:style-name="ce29"/>
          <table:table-cell table:style-name="ce18" table:number-columns-repeated="2"/>
          <table:table-cell table:number-columns-repeated="4"/>
        </table:table-row>
        <table:table-row table:style-name="ro1">
          <table:table-cell table:style-name="ce16"/>
          <table:table-cell table:style-name="ce18"/>
          <table:table-cell table:style-name="ce10"/>
          <table:table-cell table:style-name="ce30"/>
          <table:table-cell table:style-name="ce18"/>
          <table:table-cell table:style-name="ce10"/>
          <table:table-cell table:number-columns-repeated="4"/>
        </table:table-row>
        <table:table-row table:style-name="ro1" table:number-rows-repeated="41">
          <table:table-cell table:style-name="ce16" table:number-columns-repeated="5"/>
          <table:table-cell table:number-columns-repeated="5"/>
        </table:table-row>
        <table:table-row table:style-name="ro1" table:number-rows-repeated="104849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cante" table:style-name="ta3">
        <office:forms form:automatic-focus="false" form:apply-design-mode="false"/>
        <table:table-column table:style-name="co13" table:default-cell-style-name="Default"/>
        <table:table-column table:style-name="co17" table:default-cell-style-name="ce16"/>
        <table:table-column table:style-name="co3" table:default-cell-style-name="ce16"/>
        <table:table-column table:style-name="co18" table:default-cell-style-name="ce16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aller 10.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ter</text:p>
          </table:table-cell>
          <table:table-cell table:style-name="ce18" office:value-type="string" calcext:value-type="string">
            <text:p>x_n</text:p>
          </table:table-cell>
          <table:table-cell table:style-name="ce18" office:value-type="string" calcext:value-type="string">
            <text:p>f(x_n)</text:p>
          </table:table-cell>
          <table:table-cell table:style-name="ce18" office:value-type="string" calcext:value-type="string">
            <text:p>Er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8" office:value-type="float" office:value="-14" calcext:value-type="float">
            <text:p>-14</text:p>
          </table:table-cell>
          <table:table-cell table:style-name="ce32" table:formula="of:=EXP(-([.C3]^2)+1)+[.C3]*SIN([.C3]-3)-[.C3]" office:value-type="float" office:value="0.540435113686204" calcext:value-type="float">
            <text:p>0.5404351137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8" office:value-type="float" office:value="-15" calcext:value-type="float">
            <text:p>-15</text:p>
          </table:table-cell>
          <table:table-cell table:style-name="ce32" table:formula="of:=EXP(-([.C4]^2)+1)+[.C4]*SIN([.C4]-3)-[.C4]" office:value-type="float" office:value="3.73519129842486" calcext:value-type="float">
            <text:p>3.7351912984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8" table:formula="of:=[.C4]-[.D4]*([.C4]-[.C3])/([.D4]-[.D3])" office:value-type="float" office:value="-13.8308368205787" calcext:value-type="float">
            <text:p>-13.8308368206</text:p>
          </table:table-cell>
          <table:table-cell table:style-name="ce32" table:formula="of:=EXP(-([.C5]^2)+1)+[.C5]*SIN([.C5]-3)-[.C5]" office:value-type="float" office:value="1.36443029946273" calcext:value-type="float">
            <text:p>1.3644302995</text:p>
          </table:table-cell>
          <table:table-cell table:style-name="ce31" table:formula="of:=ABS([.C5]-[.C4])" office:value-type="float" office:value="1.16916317942128" calcext:value-type="float">
            <text:p>1.16916317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8" table:formula="of:=[.C5]-[.D5]*([.C5]-[.C4])/([.D5]-[.D4])" office:value-type="float" office:value="-13.1579551308104" calcext:value-type="float">
            <text:p>-13.1579551308</text:p>
          </table:table-cell>
          <table:table-cell table:style-name="ce32" table:formula="of:=EXP(-([.C6]^2)+1)+[.C6]*SIN([.C6]-3)-[.C6]" office:value-type="float" office:value="7.43479455888002" calcext:value-type="float">
            <text:p>7.4347945589</text:p>
          </table:table-cell>
          <table:table-cell table:style-name="ce31" table:formula="of:=ABS([.C6]-[.C5])" office:value-type="float" office:value="0.672881689768364" calcext:value-type="float">
            <text:p>0.67288168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8" table:formula="of:=[.C6]-[.D6]*([.C6]-[.C5])/([.D6]-[.D5])" office:value-type="float" office:value="-13.9820798310866" calcext:value-type="float">
            <text:p>-13.9820798311</text:p>
          </table:table-cell>
          <table:table-cell table:style-name="ce32" table:formula="of:=EXP(-([.C7]^2)+1)+[.C7]*SIN([.C7]-3)-[.C7]" office:value-type="float" office:value="0.610843252751108" calcext:value-type="float">
            <text:p>0.6108432528</text:p>
          </table:table-cell>
          <table:table-cell table:style-name="ce31" table:formula="of:=ABS([.C7]-[.C6])" office:value-type="float" office:value="0.824124700276231" calcext:value-type="float">
            <text:p>0.8241247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8" table:formula="of:=[.C7]-[.D7]*([.C7]-[.C6])/([.D7]-[.D6])" office:value-type="float" office:value="-14.0558510217071" calcext:value-type="float">
            <text:p>-14.0558510217</text:p>
          </table:table-cell>
          <table:table-cell table:style-name="ce32" table:formula="of:=EXP(-([.C8]^2)+1)+[.C8]*SIN([.C8]-3)-[.C8]" office:value-type="float" office:value="0.347761636506904" calcext:value-type="float">
            <text:p>0.3477616365</text:p>
          </table:table-cell>
          <table:table-cell table:style-name="ce31" table:formula="of:=ABS([.C8]-[.C7])" office:value-type="float" office:value="0.073771190620473" calcext:value-type="float">
            <text:p>0.07377119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8" table:formula="of:=[.C8]-[.D8]*([.C8]-[.C7])/([.D8]-[.D7])" office:value-type="float" office:value="-14.1533674895754" calcext:value-type="float">
            <text:p>-14.1533674896</text:p>
          </table:table-cell>
          <table:table-cell table:style-name="ce32" table:formula="of:=EXP(-([.C9]^2)+1)+[.C9]*SIN([.C9]-3)-[.C9]" office:value-type="float" office:value="0.111122258453099" calcext:value-type="float">
            <text:p>0.1111222585</text:p>
          </table:table-cell>
          <table:table-cell table:style-name="ce31" table:formula="of:=ABS([.C9]-[.C8])" office:value-type="float" office:value="0.0975164678683758" calcext:value-type="float">
            <text:p>0.09751646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8" table:formula="of:=[.C9]-[.D9]*([.C9]-[.C8])/([.D9]-[.D8])" office:value-type="float" office:value="-14.1991597420527" calcext:value-type="float">
            <text:p>-14.1991597421</text:p>
          </table:table-cell>
          <table:table-cell table:style-name="ce32" table:formula="of:=EXP(-([.C10]^2)+1)+[.C10]*SIN([.C10]-3)-[.C10]" office:value-type="float" office:value="0.0449601605004162" calcext:value-type="float">
            <text:p>0.0449601605</text:p>
          </table:table-cell>
          <table:table-cell table:style-name="ce31" table:formula="of:=ABS([.C10]-[.C9])" office:value-type="float" office:value="0.0457922524772663" calcext:value-type="float">
            <text:p>0.0457922525</text:p>
          </table:table-cell>
          <table:table-cell table:style-name="ce8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8" table:formula="of:=[.C10]-[.D10]*([.C10]-[.C9])/([.D10]-[.D9])" office:value-type="float" office:value="-14.2302776643188" calcext:value-type="float">
            <text:p>-14.2302776643</text:p>
          </table:table-cell>
          <table:table-cell table:style-name="ce32" table:formula="of:=EXP(-([.C11]^2)+1)+[.C11]*SIN([.C11]-3)-[.C11]" office:value-type="float" office:value="0.0167208410139725" calcext:value-type="float">
            <text:p>0.016720841</text:p>
          </table:table-cell>
          <table:table-cell table:style-name="ce31" table:formula="of:=ABS([.C11]-[.C10])" office:value-type="float" office:value="0.0311179222660964" calcext:value-type="float">
            <text:p>0.0311179223</text:p>
          </table:table-cell>
          <table:table-cell table:style-name="ce8"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8" table:formula="of:=[.C11]-[.D11]*([.C11]-[.C10])/([.D11]-[.D10])" office:value-type="float" office:value="-14.2487029606913" calcext:value-type="float">
            <text:p>-14.2487029607</text:p>
          </table:table-cell>
          <table:table-cell table:style-name="ce32" table:formula="of:=EXP(-([.C12]^2)+1)+[.C12]*SIN([.C12]-3)-[.C12]" office:value-type="float" office:value="0.00643566351607028" calcext:value-type="float">
            <text:p>0.0064356635</text:p>
          </table:table-cell>
          <table:table-cell table:style-name="ce31" table:formula="of:=ABS([.C12]-[.C11])" office:value-type="float" office:value="0.0184252963725395" calcext:value-type="float">
            <text:p>0.0184252964</text:p>
          </table:table-cell>
          <table:table-cell table:style-name="ce8"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8" table:formula="of:=[.C12]-[.D12]*([.C12]-[.C11])/([.D12]-[.D11])" office:value-type="float" office:value="-14.2602320770009" calcext:value-type="float">
            <text:p>-14.260232077</text:p>
          </table:table-cell>
          <table:table-cell table:style-name="ce32" table:formula="of:=EXP(-([.C13]^2)+1)+[.C13]*SIN([.C13]-3)-[.C13]" office:value-type="float" office:value="0.00244747717410831" calcext:value-type="float">
            <text:p>0.0024474772</text:p>
          </table:table-cell>
          <table:table-cell table:style-name="ce31" table:formula="of:=ABS([.C13]-[.C12])" office:value-type="float" office:value="0.0115291163095357" calcext:value-type="float">
            <text:p>0.01152911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8" table:formula="of:=[.C13]-[.D13]*([.C13]-[.C12])/([.D13]-[.D12])" office:value-type="float" office:value="-14.267307285275" calcext:value-type="float">
            <text:p>-14.2673072853</text:p>
          </table:table-cell>
          <table:table-cell table:style-name="ce32" table:formula="of:=EXP(-([.C14]^2)+1)+[.C14]*SIN([.C14]-3)-[.C14]" office:value-type="float" office:value="0.000935606915225762" calcext:value-type="float">
            <text:p>0.0009356069</text:p>
          </table:table-cell>
          <table:table-cell table:style-name="ce31" table:formula="of:=ABS([.C14]-[.C13])" office:value-type="float" office:value="0.00707520827408104" calcext:value-type="float">
            <text:p>0.00707520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8" table:formula="of:=[.C14]-[.D14]*([.C14]-[.C13])/([.D14]-[.D13])" office:value-type="float" office:value="-14.2716857124244" calcext:value-type="float">
            <text:p>-14.2716857124</text:p>
          </table:table-cell>
          <table:table-cell table:style-name="ce32" table:formula="of:=EXP(-([.C15]^2)+1)+[.C15]*SIN([.C15]-3)-[.C15]" office:value-type="float" office:value="0.000357074739351759" calcext:value-type="float">
            <text:p>0.0003570747</text:p>
          </table:table-cell>
          <table:table-cell table:style-name="ce31" table:formula="of:=ABS([.C15]-[.C14])" office:value-type="float" office:value="0.00437842714942072" calcext:value-type="float">
            <text:p>0.00437842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8" table:formula="of:=[.C15]-[.D15]*([.C15]-[.C14])/([.D15]-[.D14])" office:value-type="float" office:value="-14.2743881130831" calcext:value-type="float">
            <text:p>-14.2743881131</text:p>
          </table:table-cell>
          <table:table-cell table:style-name="ce32" table:formula="of:=EXP(-([.C16]^2)+1)+[.C16]*SIN([.C16]-3)-[.C16]" office:value-type="float" office:value="0.000136390504279049" calcext:value-type="float">
            <text:p>0.0001363905</text:p>
          </table:table-cell>
          <table:table-cell table:style-name="ce31" table:formula="of:=ABS([.C16]-[.C15])" office:value-type="float" office:value="0.00270240065868066" calcext:value-type="float">
            <text:p>0.00270240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8" table:formula="of:=[.C16]-[.D16]*([.C16]-[.C15])/([.D16]-[.D15])" office:value-type="float" office:value="-14.2760582903319" calcext:value-type="float">
            <text:p>-14.2760582903</text:p>
          </table:table-cell>
          <table:table-cell table:style-name="ce32" table:formula="of:=EXP(-([.C17]^2)+1)+[.C17]*SIN([.C17]-3)-[.C17]" office:value-type="float" office:value="0.0000520864919639763" calcext:value-type="float">
            <text:p>5.20864919639763E-05</text:p>
          </table:table-cell>
          <table:table-cell table:style-name="ce31" table:formula="of:=ABS([.C17]-[.C16])" office:value-type="float" office:value="0.0016701772488652" calcext:value-type="float">
            <text:p>0.00167017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8" table:formula="of:=[.C17]-[.D17]*([.C17]-[.C16])/([.D17]-[.D16])" office:value-type="float" office:value="-14.2770901946442" calcext:value-type="float">
            <text:p>-14.2770901946</text:p>
          </table:table-cell>
          <table:table-cell table:style-name="ce32" table:formula="of:=EXP(-([.C18]^2)+1)+[.C18]*SIN([.C18]-3)-[.C18]" office:value-type="float" office:value="0.000019894383102681" calcext:value-type="float">
            <text:p>1.9894383102681E-05</text:p>
          </table:table-cell>
          <table:table-cell table:style-name="ce31" table:formula="of:=ABS([.C18]-[.C17])" office:value-type="float" office:value="0.00103190431229194" calcext:value-type="float">
            <text:p>0.00103190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8" table:formula="of:=[.C18]-[.D18]*([.C18]-[.C17])/([.D18]-[.D17])" office:value-type="float" office:value="-14.2777279006051" calcext:value-type="float">
            <text:p>-14.2777279006</text:p>
          </table:table-cell>
          <table:table-cell table:style-name="ce32" table:formula="of:=EXP(-([.C19]^2)+1)+[.C19]*SIN([.C19]-3)-[.C19]" office:value-type="float" office:value="0.00000759855468679405" calcext:value-type="float">
            <text:p>7.59855468679405E-06</text:p>
          </table:table-cell>
          <table:table-cell table:style-name="ce31" table:formula="of:=ABS([.C19]-[.C18])" office:value-type="float" office:value="0.000637705960876644" calcext:value-type="float">
            <text:p>0.000637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8" table:formula="of:=[.C19]-[.D19]*([.C19]-[.C18])/([.D19]-[.D18])" office:value-type="float" office:value="-14.2781219890271" calcext:value-type="float">
            <text:p>-14.278121989</text:p>
          </table:table-cell>
          <table:table-cell table:style-name="ce32" table:formula="of:=EXP(-([.C20]^2)+1)+[.C20]*SIN([.C20]-3)-[.C20]" office:value-type="float" office:value="0.00000290232125443879" calcext:value-type="float">
            <text:p>2.90232125443879E-06</text:p>
          </table:table-cell>
          <table:table-cell table:style-name="ce31" table:formula="of:=ABS([.C20]-[.C19])" office:value-type="float" office:value="0.000394088422018157" calcext:value-type="float">
            <text:p>0.00039408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8" table:formula="of:=[.C20]-[.D20]*([.C20]-[.C19])/([.D20]-[.D19])" office:value-type="float" office:value="-14.2783655397832" calcext:value-type="float">
            <text:p>-14.2783655398</text:p>
          </table:table-cell>
          <table:table-cell table:style-name="ce32" table:formula="of:=EXP(-([.C21]^2)+1)+[.C21]*SIN([.C21]-3)-[.C21]" office:value-type="float" office:value="0.00000110856737478571" calcext:value-type="float">
            <text:p>1.10856737478571E-06</text:p>
          </table:table-cell>
          <table:table-cell table:style-name="ce31" table:formula="of:=ABS([.C21]-[.C20])" office:value-type="float" office:value="0.000243550756117372" calcext:value-type="float">
            <text:p>0.00024355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8" table:formula="of:=[.C21]-[.D21]*([.C21]-[.C20])/([.D21]-[.D20])" office:value-type="float" office:value="-14.2785160578813" calcext:value-type="float">
            <text:p>-14.2785160579</text:p>
          </table:table-cell>
          <table:table-cell table:style-name="ce32" table:formula="of:=EXP(-([.C22]^2)+1)+[.C22]*SIN([.C22]-3)-[.C22]" office:value-type="float" office:value="0.000000423430844165296" calcext:value-type="float">
            <text:p>4.23430844165296E-07</text:p>
          </table:table-cell>
          <table:table-cell table:style-name="ce31" table:formula="of:=ABS([.C22]-[.C21])" office:value-type="float" office:value="0.000150518098051222" calcext:value-type="float">
            <text:p>0.00015051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8" table:formula="of:=[.C22]-[.D22]*([.C22]-[.C21])/([.D22]-[.D21])" office:value-type="float" office:value="-14.2786090816838" calcext:value-type="float">
            <text:p>-14.2786090817</text:p>
          </table:table-cell>
          <table:table-cell table:style-name="ce32" table:formula="of:=EXP(-([.C23]^2)+1)+[.C23]*SIN([.C23]-3)-[.C23]" office:value-type="float" office:value="0.000000161735098203053" calcext:value-type="float">
            <text:p>1.61735098203053E-07</text:p>
          </table:table-cell>
          <table:table-cell table:style-name="ce31" table:formula="of:=ABS([.C23]-[.C22])" office:value-type="float" office:value="0.0000930238025151908" calcext:value-type="float">
            <text:p>9.30238025151908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8" table:formula="of:=[.C23]-[.D23]*([.C23]-[.C22])/([.D23]-[.D22])" office:value-type="float" office:value="-14.2786665729272" calcext:value-type="float">
            <text:p>-14.2786665729</text:p>
          </table:table-cell>
          <table:table-cell table:style-name="ce32" table:formula="of:=EXP(-([.C24]^2)+1)+[.C24]*SIN([.C24]-3)-[.C24]" office:value-type="float" office:value="0.0000000617770670174878" calcext:value-type="float">
            <text:p>6.17770670174878E-08</text:p>
          </table:table-cell>
          <table:table-cell table:style-name="ce31" table:formula="of:=ABS([.C24]-[.C23])" office:value-type="float" office:value="0.0000574912434281316" calcext:value-type="float">
            <text:p>5.74912434281316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8" table:formula="of:=[.C24]-[.D24]*([.C24]-[.C23])/([.D24]-[.D23])" office:value-type="float" office:value="-14.2787021042433" calcext:value-type="float">
            <text:p>-14.2787021042</text:p>
          </table:table-cell>
          <table:table-cell table:style-name="ce32" table:formula="of:=EXP(-([.C25]^2)+1)+[.C25]*SIN([.C25]-3)-[.C25]" office:value-type="float" office:value="0.0000000235966819417399" calcext:value-type="float">
            <text:p>2.35966819417399E-08</text:p>
          </table:table-cell>
          <table:table-cell table:style-name="ce31" table:formula="of:=ABS([.C25]-[.C24])" office:value-type="float" office:value="0.0000355313160547155" calcext:value-type="float">
            <text:p>3.55313160547155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8" table:formula="of:=[.C25]-[.D25]*([.C25]-[.C24])/([.D25]-[.D24])" office:value-type="float" office:value="-14.278724063717" calcext:value-type="float">
            <text:p>-14.2787240637</text:p>
          </table:table-cell>
          <table:table-cell table:style-name="ce32" table:formula="of:=EXP(-([.C26]^2)+1)+[.C26]*SIN([.C26]-3)-[.C26]" office:value-type="float" office:value="0.00000000901311558720863" calcext:value-type="float">
            <text:p>0.000000009</text:p>
          </table:table-cell>
          <table:table-cell table:style-name="ce31" table:formula="of:=ABS([.C26]-[.C25])" office:value-type="float" office:value="0.0000219594737522755" calcext:value-type="float">
            <text:p>2.19594737522755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8" table:formula="of:=[.C26]-[.D26]*([.C26]-[.C25])/([.D26]-[.D25])" office:value-type="float" office:value="-14.2787376353819" calcext:value-type="float">
            <text:p>-14.2787376354</text:p>
          </table:table-cell>
          <table:table-cell table:style-name="ce32" table:formula="of:=EXP(-([.C27]^2)+1)+[.C27]*SIN([.C27]-3)-[.C27]" office:value-type="float" office:value="0.00000000344270034702276" calcext:value-type="float">
            <text:p>3.44270034702276E-09</text:p>
          </table:table-cell>
          <table:table-cell table:style-name="ce31" table:formula="of:=ABS([.C27]-[.C26])" office:value-type="float" office:value="0.0000135716648692608" calcext:value-type="float">
            <text:p>1.35716648692608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28" table:formula="of:=[.C27]-[.D27]*([.C27]-[.C26])/([.D27]-[.D26])" office:value-type="float" office:value="-14.2787460231184" calcext:value-type="float">
            <text:p>-14.2787460231</text:p>
          </table:table-cell>
          <table:table-cell table:style-name="ce32" table:formula="of:=EXP(-([.C28]^2)+1)+[.C28]*SIN([.C28]-3)-[.C28]" office:value-type="float" office:value="0.00000000131499433564386" calcext:value-type="float">
            <text:p>1.31499433564386E-09</text:p>
          </table:table-cell>
          <table:table-cell table:style-name="ce31" table:formula="of:=ABS([.C28]-[.C27])" office:value-type="float" office:value="0.00000838773652311886" calcext:value-type="float">
            <text:p>8.38773652311886E-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8" table:formula="of:=[.C28]-[.D28]*([.C28]-[.C27])/([.D28]-[.D27])" office:value-type="float" office:value="-14.2787512070235" calcext:value-type="float">
            <text:p>-14.278751207</text:p>
          </table:table-cell>
          <table:table-cell table:style-name="ce32" table:formula="of:=EXP(-([.C29]^2)+1)+[.C29]*SIN([.C29]-3)-[.C29]" office:value-type="float" office:value="0.000000000502282659908815" calcext:value-type="float">
            <text:p>5.02282659908815E-10</text:p>
          </table:table-cell>
          <table:table-cell table:style-name="ce31" table:formula="of:=ABS([.C29]-[.C28])" office:value-type="float" office:value="0.00000518390508652544" calcext:value-type="float">
            <text:p>5.18390508652544E-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28" table:formula="of:=[.C29]-[.D29]*([.C29]-[.C28])/([.D29]-[.D28])" office:value-type="float" office:value="-14.2787544108481" calcext:value-type="float">
            <text:p>-14.2787544108</text:p>
          </table:table-cell>
          <table:table-cell table:style-name="ce32" table:formula="of:=EXP(-([.C30]^2)+1)+[.C30]*SIN([.C30]-3)-[.C30]" office:value-type="float" office:value="0.000000000191853644082585" calcext:value-type="float">
            <text:p>1.91853644082585E-10</text:p>
          </table:table-cell>
          <table:table-cell table:style-name="ce31" table:formula="of:=ABS([.C30]-[.C29])" office:value-type="float" office:value="0.00000320382457097423" calcext:value-type="float">
            <text:p>3.20382457097423E-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28" table:formula="of:=[.C30]-[.D30]*([.C30]-[.C29])/([.D30]-[.D29])" office:value-type="float" office:value="-14.2787563908995" calcext:value-type="float">
            <text:p>-14.2787563909</text:p>
          </table:table-cell>
          <table:table-cell table:style-name="ce32" table:formula="of:=EXP(-([.C31]^2)+1)+[.C31]*SIN([.C31]-3)-[.C31]" office:value-type="float" office:value="0.0000000000732836014094573" calcext:value-type="float">
            <text:p>7.32836014094573E-11</text:p>
          </table:table-cell>
          <table:table-cell table:style-name="ce31" table:formula="of:=ABS([.C31]-[.C30])" office:value-type="float" office:value="0.00000198005143658975" calcext:value-type="float">
            <text:p>1.98005143658975E-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8" table:formula="of:=[.C31]-[.D31]*([.C31]-[.C30])/([.D31]-[.D30])" office:value-type="float" office:value="-14.2787576146935" calcext:value-type="float">
            <text:p>-14.2787576147</text:p>
          </table:table-cell>
          <table:table-cell table:style-name="ce32" table:formula="of:=EXP(-([.C32]^2)+1)+[.C32]*SIN([.C32]-3)-[.C32]" office:value-type="float" office:value="0.0000000000279918310752691" calcext:value-type="float">
            <text:p>2.79918310752691E-11</text:p>
          </table:table-cell>
          <table:table-cell table:style-name="ce31" table:formula="of:=ABS([.C32]-[.C31])" office:value-type="float" office:value="0.00000122379394440486" calcext:value-type="float">
            <text:p>1.22379394440486E-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28" table:formula="of:=[.C32]-[.D32]*([.C32]-[.C31])/([.D32]-[.D31])" office:value-type="float" office:value="-14.2787583710391" calcext:value-type="float">
            <text:p>-14.278758371</text:p>
          </table:table-cell>
          <table:table-cell table:style-name="ce32" table:formula="of:=EXP(-([.C33]^2)+1)+[.C33]*SIN([.C33]-3)-[.C33]" office:value-type="float" office:value="0.0000000000106901154595107" calcext:value-type="float">
            <text:p>1.06901154595107E-11</text:p>
          </table:table-cell>
          <table:table-cell table:style-name="ce31" table:formula="of:=ABS([.C33]-[.C32])" office:value-type="float" office:value="0.000000756345647445755" calcext:value-type="float">
            <text:p>7.56345647445755E-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28" table:formula="of:=[.C33]-[.D33]*([.C33]-[.C32])/([.D33]-[.D32])" office:value-type="float" office:value="-14.2787588383582" calcext:value-type="float">
            <text:p>-14.2787588384</text:p>
          </table:table-cell>
          <table:table-cell table:style-name="ce32" table:formula="of:=EXP(-([.C34]^2)+1)+[.C34]*SIN([.C34]-3)-[.C34]" office:value-type="float" office:value="0.00000000000408562073062058" calcext:value-type="float">
            <text:p>4.08562073062058E-12</text:p>
          </table:table-cell>
          <table:table-cell table:style-name="ce31" table:formula="of:=ABS([.C34]-[.C33])" office:value-type="float" office:value="0.000000467319107855246" calcext:value-type="float">
            <text:p>4.67319107855246E-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8" table:formula="of:=[.C34]-[.D34]*([.C34]-[.C33])/([.D34]-[.D33])" office:value-type="float" office:value="-14.2787591274475" calcext:value-type="float">
            <text:p>-14.2787591274</text:p>
          </table:table-cell>
          <table:table-cell table:style-name="ce32" table:formula="of:=EXP(-([.C35]^2)+1)+[.C35]*SIN([.C35]-3)-[.C35]" office:value-type="float" office:value="0.00000000000155786494815402" calcext:value-type="float">
            <text:p>1.55786494815402E-12</text:p>
          </table:table-cell>
          <table:table-cell table:style-name="ce31" table:formula="of:=ABS([.C35]-[.C34])" office:value-type="float" office:value="0.000000289089280514077" calcext:value-type="float">
            <text:p>2.89089280514077E-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28" table:formula="of:=[.C35]-[.D35]*([.C35]-[.C34])/([.D35]-[.D34])" office:value-type="float" office:value="-14.2787593056143" calcext:value-type="float">
            <text:p>-14.2787593056</text:p>
          </table:table-cell>
          <table:table-cell table:style-name="ce32" table:formula="of:=EXP(-([.C36]^2)+1)+[.C36]*SIN([.C36]-3)-[.C36]" office:value-type="float" office:value="0.000000000000596855898038484" calcext:value-type="float">
            <text:p>5.96855898038484E-13</text:p>
          </table:table-cell>
          <table:table-cell table:style-name="ce31" table:formula="of:=ABS([.C36]-[.C35])" office:value-type="float" office:value="0.000000178166759567944" calcext:value-type="float">
            <text:p>1.78166759567944E-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28" table:formula="of:=[.C36]-[.D36]*([.C36]-[.C35])/([.D36]-[.D35])" office:value-type="float" office:value="-14.2787594162687" calcext:value-type="float">
            <text:p>-14.2787594163</text:p>
          </table:table-cell>
          <table:table-cell table:style-name="ce32" table:formula="of:=EXP(-([.C37]^2)+1)+[.C37]*SIN([.C37]-3)-[.C37]" office:value-type="float" office:value="0.000000000000227373675443232" calcext:value-type="float">
            <text:p>2.27373675443232E-13</text:p>
          </table:table-cell>
          <table:table-cell table:style-name="ce31" table:formula="of:=ABS([.C37]-[.C36])" office:value-type="float" office:value="0.000000110654401197507" calcext:value-type="float">
            <text:p>1.10654401197507E-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28" table:formula="of:=[.C37]-[.D37]*([.C37]-[.C36])/([.D37]-[.D36])" office:value-type="float" office:value="-14.2787594843637" calcext:value-type="float">
            <text:p>-14.2787594844</text:p>
          </table:table-cell>
          <table:table-cell table:style-name="ce32" table:formula="of:=EXP(-([.C38]^2)+1)+[.C38]*SIN([.C38]-3)-[.C38]" office:value-type="float" office:value="0.0000000000000870414851306123" calcext:value-type="float">
            <text:p>8.70414851306123E-14</text:p>
          </table:table-cell>
          <table:table-cell table:style-name="ce31" table:formula="of:=ABS([.C38]-[.C37])" office:value-type="float" office:value="0.0000000680950158482574" calcext:value-type="float">
            <text:p>6.80950158482574E-08</text:p>
          </table:table-cell>
          <table:table-cell table:number-columns-repeated="3"/>
        </table:table-row>
        <table:table-row table:style-name="ro1">
          <table:table-cell/>
          <table:table-cell table:style-name="ce27" office:value-type="string" calcext:value-type="string" table:number-columns-spanned="4" table:number-rows-spanned="1">
            <text:p>Devido a la forma de la funcion cerca de la raiz </text:p>
          </table:table-cell>
          <table:covered-table-cell table:number-columns-repeated="3" table:style-name="ce18"/>
          <table:table-cell table:number-columns-repeated="3"/>
        </table:table-row>
        <table:table-row table:style-name="ro1">
          <table:table-cell/>
          <table:table-cell table:style-name="ce27" office:value-type="string" calcext:value-type="string" table:number-columns-spanned="4" table:number-rows-spanned="1">
            <text:p>no se puede demostrar exactitud</text:p>
          </table:table-cell>
          <table:covered-table-cell table:number-columns-repeated="3" table:style-name="ce18"/>
          <table:table-cell table:number-columns-repeated="3"/>
        </table:table-row>
        <table:table-row table:style-name="ro1" table:number-rows-repeated="6">
          <table:table-cell/>
          <table:table-cell table:style-name="ce18" table:number-columns-repeated="4"/>
          <table:table-cell table:number-columns-repeated="3"/>
        </table:table-row>
        <table:table-row table:style-name="ro1">
          <table:table-cell/>
          <table:table-cell table:style-name="ce18" table:number-columns-repeated="2"/>
          <table:table-cell table:style-name="ce10"/>
          <table:table-cell table:style-name="ce18"/>
          <table:table-cell table:number-columns-repeated="3"/>
        </table:table-row>
        <table:table-row table:style-name="ro1">
          <table:table-cell/>
          <table:table-cell table:style-name="ce18" table:number-columns-repeated="4"/>
          <table:table-cell table:number-columns-repeated="3"/>
        </table:table-row>
        <table:table-row table:style-name="ro1">
          <table:table-cell/>
          <table:table-cell table:style-name="ce18"/>
          <table:table-cell table:style-name="ce10" table:number-columns-repeated="3"/>
          <table:table-cell table:number-columns-repeated="3"/>
        </table:table-row>
        <table:table-row table:style-name="ro1" table:number-rows-repeated="12">
          <table:table-cell/>
          <table:table-cell table:style-name="ce18" table:number-columns-repeated="4"/>
          <table:table-cell table:number-columns-repeated="3"/>
        </table:table-row>
        <table:table-row table:style-name="ro1">
          <table:table-cell/>
          <table:table-cell table:style-name="ce18" table:number-columns-repeated="2"/>
          <table:table-cell table:style-name="ce10"/>
          <table:table-cell table:style-name="ce18"/>
          <table:table-cell table:number-columns-repeated="3"/>
        </table:table-row>
        <table:table-row table:style-name="ro1">
          <table:table-cell/>
          <table:table-cell table:style-name="ce18"/>
          <table:table-cell table:style-name="ce10" table:number-columns-repeated="3"/>
          <table:table-cell table:number-columns-repeated="3"/>
        </table:table-row>
        <table:table-row table:style-name="ro1" table:number-rows-repeated="2">
          <table:table-cell/>
          <table:table-cell table:style-name="ce18" table:number-columns-repeated="4"/>
          <table:table-cell table:number-columns-repeated="3"/>
        </table:table-row>
        <table:table-row table:style-name="ro1" table:number-rows-repeated="4">
          <table:table-cell/>
          <table:table-cell table:style-name="ce18" table:number-columns-repeated="3"/>
          <table:table-cell table:style-name="ce5"/>
          <table:table-cell table:number-columns-repeated="3"/>
        </table:table-row>
        <table:table-row table:style-name="ro1" table:number-rows-repeated="1048506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Raices" table:style-name="ta3">
        <office:forms form:automatic-focus="false" form:apply-design-mode="false"/>
        <table:table-column table:style-name="co13" table:default-cell-style-name="Default"/>
        <table:table-column table:style-name="co17" table:default-cell-style-name="ce18"/>
        <table:table-column table:style-name="co3" table:default-cell-style-name="ce18"/>
        <table:table-column table:style-name="co21" table:default-cell-style-name="ce32"/>
        <table:table-column table:style-name="co15" table:default-cell-style-name="ce32"/>
        <table:table-column table:style-name="co22" table:default-cell-style-name="ce18"/>
        <table:table-column table:style-name="co23" table:default-cell-style-name="ce18"/>
        <table:table-column table:style-name="co13" table:default-cell-style-name="Default"/>
        <table:table-column table:style-name="co24" table:default-cell-style-name="Default"/>
        <table:table-row table:style-name="ro3">
          <table:table-cell office:value-type="string" calcext:value-type="string">
            <text:p>Taller 10.2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Iter</text:p>
          </table:table-cell>
          <table:table-cell table:style-name="ce16" office:value-type="string" calcext:value-type="string">
            <text:p>x_n</text:p>
          </table:table-cell>
          <table:table-cell table:style-name="ce16" office:value-type="string" calcext:value-type="string">
            <text:p>fx_n</text:p>
          </table:table-cell>
          <table:table-cell table:style-name="ce16" office:value-type="string" calcext:value-type="string">
            <text:p>f’x_n</text:p>
          </table:table-cell>
          <table:table-cell table:style-name="ce16" office:value-type="string" calcext:value-type="string">
            <text:p>f’’x_n</text:p>
          </table:table-cell>
          <table:table-cell table:style-name="ce16" office:value-type="string" calcext:value-type="string">
            <text:p>Err</text:p>
          </table:table-cell>
          <table:table-cell/>
          <table:table-cell office:value-type="string" calcext:value-type="string">
            <text:p>Respuestas</text:p>
          </table:table-cell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28" office:value-type="float" office:value="-14" calcext:value-type="float">
            <text:p>-14</text:p>
          </table:table-cell>
          <table:table-cell table:style-name="ce35" table:formula="of:=EXP(-([.C3]^2)+1)+[.C3]*SIN([.C3]-3)-[.C3]" office:value-type="float" office:value="0.540435113686204" calcext:value-type="float">
            <text:p>0.5404351137</text:p>
          </table:table-cell>
          <table:table-cell table:style-name="ce35" table:formula="of:=[.C3]*COS(3-[.C3])-SIN(3-[.C3])-2*EXP(1-([.C3]^2))*[.C3]-1" office:value-type="float" office:value="3.81368422460191" calcext:value-type="float">
            <text:p>3.8136842246</text:p>
          </table:table-cell>
          <table:table-cell table:style-name="ce16" table:formula="of:=4*EXP(1-([.C3]^2))*[.C3]^2+2*COS(3-[.C3])+[.C3]*SIN(3-[.C3])-2*EXP(1-([.C3]^2))" office:value-type="float" office:value="12.9092382102106" calcext:value-type="float">
            <text:p>12.9092382102</text:p>
          </table:table-cell>
          <table:table-cell table:style-name="ce16"/>
          <table:table-cell/>
          <table:table-cell office:value-type="float" office:value="-14.2787595946965" calcext:value-type="float">
            <text:p>-14.2787595947</text:p>
          </table:table-cell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28" table:formula="of:=[.C3]-([.D3]*[.E3])/([.E3]^2-([.D3]*[.F3]))" office:value-type="float" office:value="-14.2723523758144" calcext:value-type="float">
            <text:p>-14.2723523758</text:p>
          </table:table-cell>
          <table:table-cell table:style-name="ce35" table:formula="of:=EXP(-([.C4]^2)+1)+[.C4]*SIN([.C4]-3)-[.C4]" office:value-type="float" office:value="0.000292956545397516" calcext:value-type="float">
            <text:p>0.0002929565</text:p>
          </table:table-cell>
          <table:table-cell table:style-name="ce35" table:formula="of:=[.C4]*COS(3-[.C4])-SIN(3-[.C4])-2*EXP(1-([.C4]^2))*[.C4]-1" office:value-type="float" office:value="0.0914249344731317" calcext:value-type="float">
            <text:p>0.0914249345</text:p>
          </table:table-cell>
          <table:table-cell table:style-name="ce16" table:formula="of:=4*EXP(1-([.C4]^2))*[.C4]^2+2*COS(3-[.C4])+[.C4]*SIN(3-[.C4])-2*EXP(1-([.C4]^2))" office:value-type="float" office:value="14.2592450690873" calcext:value-type="float">
            <text:p>14.2592450691</text:p>
          </table:table-cell>
          <table:table-cell table:style-name="ce31" table:formula="of:=ABS([.C4]-[.C3])" office:value-type="float" office:value="0.272352375814428" calcext:value-type="float">
            <text:p>0.2723523758</text:p>
          </table:table-cell>
          <table:table-cell/>
          <table:table-cell office:value-type="float" office:value="-7.99557428727265" calcext:value-type="float">
            <text:p>-7.9955742873</text:p>
          </table:table-cell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28" table:formula="of:=[.C4]-([.D4]*[.E4])/([.E4]^2-([.D4]*[.F4]))" office:value-type="float" office:value="-14.2787581120837" calcext:value-type="float">
            <text:p>-14.2787581121</text:p>
          </table:table-cell>
          <table:table-cell table:style-name="ce35" table:formula="of:=EXP(-([.C5]^2)+1)+[.C5]*SIN([.C5]-3)-[.C5]" office:value-type="float" office:value="0.0000000000156941126761012" calcext:value-type="float">
            <text:p>1.56941126761012E-11</text:p>
          </table:table-cell>
          <table:table-cell table:style-name="ce35" table:formula="of:=[.C5]*COS(3-[.C5])-SIN(3-[.C5])-2*EXP(1-([.C5]^2))*[.C5]-1" office:value-type="float" office:value="0.0000211705449255639" calcext:value-type="float">
            <text:p>2.11705449255639E-05</text:p>
          </table:table-cell>
          <table:table-cell table:style-name="ce16" table:formula="of:=4*EXP(1-([.C5]^2))*[.C5]^2+2*COS(3-[.C5])+[.C5]*SIN(3-[.C5])-2*EXP(1-([.C5]^2))" office:value-type="float" office:value="14.2787551467476" calcext:value-type="float">
            <text:p>14.2787551467</text:p>
          </table:table-cell>
          <table:table-cell table:style-name="ce31" table:formula="of:=ABS([.C5]-[.C4])" office:value-type="float" office:value="0.006405736269258" calcext:value-type="float">
            <text:p>0.0064057363</text:p>
          </table:table-cell>
          <table:table-cell/>
          <table:table-cell office:value-type="float" office:value="0.797054957538733" calcext:value-type="float">
            <text:p>0.7970549575</text:p>
          </table:table-cell>
        </table:table-row>
        <table:table-row table:style-name="ro1">
          <table:table-cell/>
          <table:table-cell table:style-name="ce16" office:value-type="float" office:value="4" calcext:value-type="float">
            <text:p>4</text:p>
          </table:table-cell>
          <table:table-cell table:style-name="ce28" table:formula="of:=[.C5]-([.D5]*[.E5])/([.E5]^2-([.D5]*[.F5]))" office:value-type="float" office:value="-14.2787595946965" calcext:value-type="float">
            <text:p>-14.2787595947</text:p>
          </table:table-cell>
          <table:table-cell table:style-name="ce35" table:formula="of:=EXP(-([.C6]^2)+1)+[.C6]*SIN([.C6]-3)-[.C6]" office:value-type="float" office:value="0" calcext:value-type="float">
            <text:p>0</text:p>
          </table:table-cell>
          <table:table-cell table:style-name="ce35" table:formula="of:=[.C6]*COS(3-[.C6])-SIN(3-[.C6])-2*EXP(1-([.C6]^2))*[.C6]-1" office:value-type="float" office:value="0.000000000675736577804287" calcext:value-type="float">
            <text:p>6.75736577804287E-10</text:p>
          </table:table-cell>
          <table:table-cell table:style-name="ce16" table:formula="of:=4*EXP(1-([.C6]^2))*[.C6]^2+2*COS(3-[.C6])+[.C6]*SIN(3-[.C6])-2*EXP(1-([.C6]^2))" office:value-type="float" office:value="14.2787595946019" calcext:value-type="float">
            <text:p>14.2787595946</text:p>
          </table:table-cell>
          <table:table-cell table:style-name="ce31" table:formula="of:=ABS([.C6]-[.C5])" office:value-type="float" office:value="0.00000148261285026763" calcext:value-type="float">
            <text:p>1.48261285026763E-06</text:p>
          </table:table-cell>
          <table:table-cell/>
          <table:table-cell office:value-type="float" office:value="4.5707646273446" calcext:value-type="float">
            <text:p>4.5707646273</text:p>
          </table:table-cell>
        </table:table-row>
        <table:table-row table:style-name="ro1">
          <table:table-cell/>
          <table:table-cell table:style-name="ce16" office:value-type="float" office:value="5" calcext:value-type="float">
            <text:p>5</text:p>
          </table:table-cell>
          <table:table-cell table:style-name="ce28" table:formula="of:=[.C6]-([.D6]*[.E6])/([.E6]^2-([.D6]*[.F6]))" office:value-type="float" office:value="-14.2787595946965" calcext:value-type="float">
            <text:p>-14.2787595947</text:p>
          </table:table-cell>
          <table:table-cell table:style-name="ce35" table:formula="of:=EXP(-([.C7]^2)+1)+[.C7]*SIN([.C7]-3)-[.C7]" office:value-type="float" office:value="0" calcext:value-type="float">
            <text:p>0</text:p>
          </table:table-cell>
          <table:table-cell table:style-name="ce35" table:formula="of:=[.C7]*COS(3-[.C7])-SIN(3-[.C7])-2*EXP(1-([.C7]^2))*[.C7]-1" office:value-type="float" office:value="0.000000000675736577804287" calcext:value-type="float">
            <text:p>6.75736577804287E-10</text:p>
          </table:table-cell>
          <table:table-cell table:style-name="ce16" table:formula="of:=4*EXP(1-([.C7]^2))*[.C7]^2+2*COS(3-[.C7])+[.C7]*SIN(3-[.C7])-2*EXP(1-([.C7]^2))" office:value-type="float" office:value="14.2787595946019" calcext:value-type="float">
            <text:p>14.2787595946</text:p>
          </table:table-cell>
          <table:table-cell table:style-name="ce31" table:formula="of:=ABS([.C7]-[.C6])" office:value-type="float" office:value="0" calcext:value-type="float">
            <text:p>0</text:p>
          </table:table-cell>
          <table:table-cell/>
          <table:table-cell office:value-type="float" office:value="10.8539816251932" calcext:value-type="float">
            <text:p>10.8539816252</text:p>
          </table:table-cell>
        </table:table-row>
        <table:table-row table:style-name="ro1">
          <table:table-cell/>
          <table:table-cell table:style-name="ce27" office:value-type="string" calcext:value-type="string" table:number-columns-spanned="6" table:number-rows-spanned="1">
            <text:p>Devido a la forma de la funcion cerca de la raiz no se puede demostrar exactitud</text:p>
          </table:table-cell>
          <table:covered-table-cell table:number-columns-repeated="5"/>
          <table:table-cell/>
          <table:table-cell office:value-type="float" office:value="17.1371669125877" calcext:value-type="float">
            <text:p>17.1371669126</text:p>
          </table:table-cell>
        </table:table-row>
        <table:table-row table:style-name="ro1">
          <table:table-cell/>
          <table:table-cell table:style-name="ce16"/>
          <table:table-cell table:number-columns-repeated="7"/>
        </table:table-row>
        <table:table-row table:style-name="ro1">
          <table:table-cell/>
          <table:table-cell table:style-name="ce16" office:value-type="string" calcext:value-type="string">
            <text:p>Iter</text:p>
          </table:table-cell>
          <table:table-cell table:style-name="ce16" office:value-type="string" calcext:value-type="string">
            <text:p>x_n</text:p>
          </table:table-cell>
          <table:table-cell table:style-name="ce16" office:value-type="string" calcext:value-type="string">
            <text:p>fx_n</text:p>
          </table:table-cell>
          <table:table-cell table:style-name="ce16" office:value-type="string" calcext:value-type="string">
            <text:p>f’x_n</text:p>
          </table:table-cell>
          <table:table-cell table:style-name="ce16" office:value-type="string" calcext:value-type="string">
            <text:p>f’’x_n</text:p>
          </table:table-cell>
          <table:table-cell table:style-name="ce16"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28" office:value-type="float" office:value="-8" calcext:value-type="float">
            <text:p>-8</text:p>
          </table:table-cell>
          <table:table-cell table:style-name="ce35" table:formula="of:=EXP(-([.C11]^2)+1)+[.C11]*SIN([.C11]-3)-[.C11]" office:value-type="float" office:value="0.0000783475943721967" calcext:value-type="float">
            <text:p>7.83475943721967E-05</text:p>
          </table:table-cell>
          <table:table-cell table:style-name="ce35" table:formula="of:=[.C11]*COS(3-[.C11])-SIN(3-[.C11])-2*EXP(1-([.C11]^2))*[.C11]-1" office:value-type="float" office:value="-0.0354153773537028" calcext:value-type="float">
            <text:p>-0.0354153774</text:p>
          </table:table-cell>
          <table:table-cell table:style-name="ce16" table:formula="of:=4*EXP(1-([.C11]^2))*[.C11]^2+2*COS(3-[.C11])+[.C11]*SIN(3-[.C11])-2*EXP(1-([.C11]^2))" office:value-type="float" office:value="8.00877304838173" calcext:value-type="float">
            <text:p>8.0087730484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28" table:formula="of:=[.C11]-([.D11]*[.E11])/([.E11]^2-([.D11]*[.F11]))" office:value-type="float" office:value="-7.99557307850822" calcext:value-type="float">
            <text:p>-7.9955730785</text:p>
          </table:table-cell>
          <table:table-cell table:style-name="ce35" table:formula="of:=EXP(-([.C12]^2)+1)+[.C12]*SIN([.C12]-3)-[.C12]" office:value-type="float" office:value="0.00000000000584332582320712" calcext:value-type="float">
            <text:p>5.84332582320712E-12</text:p>
          </table:table-cell>
          <table:table-cell table:style-name="ce35" table:formula="of:=[.C12]*COS(3-[.C12])-SIN(3-[.C12])-2*EXP(1-([.C12]^2))*[.C12]-1" office:value-type="float" office:value="0.00000966709530425547" calcext:value-type="float">
            <text:p>9.66709530425547E-06</text:p>
          </table:table-cell>
          <table:table-cell table:style-name="ce16" table:formula="of:=4*EXP(1-([.C12]^2))*[.C12]^2+2*COS(3-[.C12])+[.C12]*SIN(3-[.C12])-2*EXP(1-([.C12]^2))" office:value-type="float" office:value="7.99557066039027" calcext:value-type="float">
            <text:p>7.9955706604</text:p>
          </table:table-cell>
          <table:table-cell table:style-name="ce31" table:formula="of:=ABS([.C12]-[.C11])" office:value-type="float" office:value="0.0044269214917767" calcext:value-type="float">
            <text:p>0.0044269215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28" table:formula="of:=[.C12]-([.D12]*[.E12])/([.E12]^2-([.D12]*[.F12]))" office:value-type="float" office:value="-7.99557428727265" calcext:value-type="float">
            <text:p>-7.9955742873</text:p>
          </table:table-cell>
          <table:table-cell table:style-name="ce35" table:formula="of:=EXP(-([.C13]^2)+1)+[.C13]*SIN([.C13]-3)-[.C13]" office:value-type="float" office:value="0" calcext:value-type="float">
            <text:p>0</text:p>
          </table:table-cell>
          <table:table-cell table:style-name="ce35" table:formula="of:=[.C13]*COS(3-[.C13])-SIN(3-[.C13])-2*EXP(1-([.C13]^2))*[.C13]-1" office:value-type="float" office:value="0.00000000233175145858411" calcext:value-type="float">
            <text:p>2.33175145858411E-09</text:p>
          </table:table-cell>
          <table:table-cell table:style-name="ce16" table:formula="of:=4*EXP(1-([.C13]^2))*[.C13]^2+2*COS(3-[.C13])+[.C13]*SIN(3-[.C13])-2*EXP(1-([.C13]^2))" office:value-type="float" office:value="7.99557428668939" calcext:value-type="float">
            <text:p>7.9955742867</text:p>
          </table:table-cell>
          <table:table-cell table:style-name="ce31" table:formula="of:=ABS([.C13]-[.C12])" office:value-type="float" office:value="0.0000012087644236658" calcext:value-type="float">
            <text:p>1.2087644236658E-06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float" office:value="4" calcext:value-type="float">
            <text:p>4</text:p>
          </table:table-cell>
          <table:table-cell table:style-name="ce28" table:formula="of:=[.C13]-([.D13]*[.E13])/([.E13]^2-([.D13]*[.F13]))" office:value-type="float" office:value="-7.99557428727265" calcext:value-type="float">
            <text:p>-7.9955742873</text:p>
          </table:table-cell>
          <table:table-cell table:style-name="ce35" table:formula="of:=EXP(-([.C14]^2)+1)+[.C14]*SIN([.C14]-3)-[.C14]" office:value-type="float" office:value="0" calcext:value-type="float">
            <text:p>0</text:p>
          </table:table-cell>
          <table:table-cell table:style-name="ce35" table:formula="of:=[.C14]*COS(3-[.C14])-SIN(3-[.C14])-2*EXP(1-([.C14]^2))*[.C14]-1" office:value-type="float" office:value="0.00000000233175145858411" calcext:value-type="float">
            <text:p>2.33175145858411E-09</text:p>
          </table:table-cell>
          <table:table-cell table:style-name="ce16" table:formula="of:=4*EXP(1-([.C14]^2))*[.C14]^2+2*COS(3-[.C14])+[.C14]*SIN(3-[.C14])-2*EXP(1-([.C14]^2))" office:value-type="float" office:value="7.99557428668939" calcext:value-type="float">
            <text:p>7.9955742867</text:p>
          </table:table-cell>
          <table:table-cell table:style-name="ce31" table:formula="of:=ABS([.C14]-[.C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 table:number-columns-spanned="6" table:number-rows-spanned="1">
            <text:p>Devido a la forma de la funcion cerca de la raiz no se puede demostrar exactitud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6" office:value-type="string" calcext:value-type="string">
            <text:p>Iter</text:p>
          </table:table-cell>
          <table:table-cell table:style-name="ce16" office:value-type="string" calcext:value-type="string">
            <text:p>x_n</text:p>
          </table:table-cell>
          <table:table-cell table:style-name="ce16" office:value-type="string" calcext:value-type="string">
            <text:p>fx_n</text:p>
          </table:table-cell>
          <table:table-cell table:style-name="ce16" office:value-type="string" calcext:value-type="string">
            <text:p>f’x_n</text:p>
          </table:table-cell>
          <table:table-cell table:style-name="ce16" office:value-type="string" calcext:value-type="string">
            <text:p>f’’x_n</text:p>
          </table:table-cell>
          <table:table-cell table:style-name="ce16"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5" table:formula="of:=EXP(-([.C18]^2)+1)+[.C18]*SIN([.C18]-3)-[.C18]" office:value-type="float" office:value="-0.909297426825682" calcext:value-type="float">
            <text:p>-0.9092974268</text:p>
          </table:table-cell>
          <table:table-cell table:style-name="ce35" table:formula="of:=[.C18]*COS(3-[.C18])-SIN(3-[.C18])-2*EXP(1-([.C18]^2))*[.C18]-1" office:value-type="float" office:value="-4.32544426337282" calcext:value-type="float">
            <text:p>-4.3254442634</text:p>
          </table:table-cell>
          <table:table-cell table:style-name="ce16" table:formula="of:=4*EXP(1-([.C18]^2))*[.C18]^2+2*COS(3-[.C18])+[.C18]*SIN(3-[.C18])-2*EXP(1-([.C18]^2))" office:value-type="float" office:value="2.0770037537314" calcext:value-type="float">
            <text:p>2.0770037537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28" table:formula="of:=[.C18]-([.D18]*[.E18])/([.E18]^2-([.D18]*[.F18]))" office:value-type="float" office:value="0.80905429486537" calcext:value-type="float">
            <text:p>0.8090542949</text:p>
          </table:table-cell>
          <table:table-cell table:style-name="ce35" table:formula="of:=EXP(-([.C19]^2)+1)+[.C19]*SIN([.C19]-3)-[.C19]" office:value-type="float" office:value="-0.0548570997709773" calcext:value-type="float">
            <text:p>-0.0548570998</text:p>
          </table:table-cell>
          <table:table-cell table:style-name="ce35" table:formula="of:=[.C19]*COS(3-[.C19])-SIN(3-[.C19])-2*EXP(1-([.C19]^2))*[.C19]-1" office:value-type="float" office:value="-4.56971729841869" calcext:value-type="float">
            <text:p>-4.5697172984</text:p>
          </table:table-cell>
          <table:table-cell table:style-name="ce16" table:formula="of:=4*EXP(1-([.C19]^2))*[.C19]^2+2*COS(3-[.C19])+[.C19]*SIN(3-[.C19])-2*EXP(1-([.C19]^2))" office:value-type="float" office:value="0.369463289305129" calcext:value-type="float">
            <text:p>0.3694632893</text:p>
          </table:table-cell>
          <table:table-cell table:style-name="ce31" table:formula="of:=ABS([.C19]-[.C18])" office:value-type="float" office:value="0.19094570513463" calcext:value-type="float">
            <text:p>0.1909457051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28" table:formula="of:=[.C19]-([.D19]*[.E19])/([.E19]^2-([.D19]*[.F19]))" office:value-type="float" office:value="0.797061450377831" calcext:value-type="float">
            <text:p>0.7970614504</text:p>
          </table:table-cell>
          <table:table-cell table:style-name="ce35" table:formula="of:=EXP(-([.C20]^2)+1)+[.C20]*SIN([.C20]-3)-[.C20]" office:value-type="float" office:value="-0.0000296942149236035" calcext:value-type="float">
            <text:p>-2.96942149236035E-05</text:p>
          </table:table-cell>
          <table:table-cell table:style-name="ce35" table:formula="of:=[.C20]*COS(3-[.C20])-SIN(3-[.C20])-2*EXP(1-([.C20]^2))*[.C20]-1" office:value-type="float" office:value="-4.5733783637835" calcext:value-type="float">
            <text:p>-4.5733783638</text:p>
          </table:table-cell>
          <table:table-cell table:style-name="ce16" table:formula="of:=4*EXP(1-([.C20]^2))*[.C20]^2+2*COS(3-[.C20])+[.C20]*SIN(3-[.C20])-2*EXP(1-([.C20]^2))" office:value-type="float" office:value="0.240698366457852" calcext:value-type="float">
            <text:p>0.2406983665</text:p>
          </table:table-cell>
          <table:table-cell table:style-name="ce31" table:formula="of:=ABS([.C20]-[.C19])" office:value-type="float" office:value="0.0119928444875388" calcext:value-type="float">
            <text:p>0.0119928445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float" office:value="4" calcext:value-type="float">
            <text:p>4</text:p>
          </table:table-cell>
          <table:table-cell table:style-name="ce28" table:formula="of:=[.C20]-([.D20]*[.E20])/([.E20]^2-([.D20]*[.F20]))" office:value-type="float" office:value="0.797054957539842" calcext:value-type="float">
            <text:p>0.7970549575</text:p>
          </table:table-cell>
          <table:table-cell table:style-name="ce36" table:formula="of:=EXP(-([.C21]^2)+1)+[.C21]*SIN([.C21]-3)-[.C21]" office:value-type="float" office:value="-0.00000000000507383024483943" calcext:value-type="float">
            <text:p>-5.07383024483943E-12</text:p>
          </table:table-cell>
          <table:table-cell table:style-name="ce35" table:formula="of:=[.C21]*COS(3-[.C21])-SIN(3-[.C21])-2*EXP(1-([.C21]^2))*[.C21]-1" office:value-type="float" office:value="-4.57337992637069" calcext:value-type="float">
            <text:p>-4.5733799264</text:p>
          </table:table-cell>
          <table:table-cell table:style-name="ce16" table:formula="of:=4*EXP(1-([.C21]^2))*[.C21]^2+2*COS(3-[.C21])+[.C21]*SIN(3-[.C21])-2*EXP(1-([.C21]^2))" office:value-type="float" office:value="0.240628039669628" calcext:value-type="float">
            <text:p>0.2406280397</text:p>
          </table:table-cell>
          <table:table-cell table:style-name="ce31" table:formula="of:=ABS([.C21]-[.C20])" office:value-type="float" office:value="0.00000649283798859202" calcext:value-type="float">
            <text:p>6.49283798859202E-06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float" office:value="5" calcext:value-type="float">
            <text:p>5</text:p>
          </table:table-cell>
          <table:table-cell table:style-name="ce28" table:formula="of:=[.C21]-([.D21]*[.E21])/([.E21]^2-([.D21]*[.F21]))" office:value-type="float" office:value="0.797054957538733" calcext:value-type="float">
            <text:p>0.7970549575</text:p>
          </table:table-cell>
          <table:table-cell table:style-name="ce35" table:formula="of:=EXP(-([.C22]^2)+1)+[.C22]*SIN([.C22]-3)-[.C22]" office:value-type="float" office:value="0" calcext:value-type="float">
            <text:p>0</text:p>
          </table:table-cell>
          <table:table-cell table:style-name="ce35" table:formula="of:=[.C22]*COS(3-[.C22])-SIN(3-[.C22])-2*EXP(1-([.C22]^2))*[.C22]-1" office:value-type="float" office:value="-4.57337992637096" calcext:value-type="float">
            <text:p>-4.5733799264</text:p>
          </table:table-cell>
          <table:table-cell table:style-name="ce16" table:formula="of:=4*EXP(1-([.C22]^2))*[.C22]^2+2*COS(3-[.C22])+[.C22]*SIN(3-[.C22])-2*EXP(1-([.C22]^2))" office:value-type="float" office:value="0.240628039657611" calcext:value-type="float">
            <text:p>0.2406280397</text:p>
          </table:table-cell>
          <table:table-cell table:style-name="ce31" table:formula="of:=ABS([.C22]-[.C21])" office:value-type="float" office:value="0.00000000000110944586850792" calcext:value-type="float">
            <text:p>1.10944586850792E-12</text:p>
          </table:table-cell>
          <table:table-cell table:number-columns-repeated="2"/>
        </table:table-row>
        <table:table-row table:style-name="ro1">
          <table:table-cell/>
          <table:table-cell table:style-name="ce33"/>
          <table:table-cell table:style-name="ce34" office:value-type="float" office:value="0.7970549574" calcext:value-type="float">
            <text:p>0.7970549574</text:p>
          </table:table-cell>
          <table:table-cell table:style-name="ce36" table:formula="of:=EXP(-([.C23]^2)+1)+[.C23]*SIN([.C23]-3)-[.C23]" office:value-type="float" office:value="0.000000000634477803629352" calcext:value-type="float">
            <text:p>6.34477803629352E-10</text:p>
          </table:table-cell>
          <table:table-cell table:number-columns-repeated="2"/>
          <table:table-cell table:style-name="ce34" table:formula="of:=ABS([.C23]-[.C22])" office:value-type="float" office:value="0.000000000138732803023345" calcext:value-type="float">
            <text:p>1.38732803023345E-1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6" office:value-type="string" calcext:value-type="string">
            <text:p>Iter</text:p>
          </table:table-cell>
          <table:table-cell table:style-name="ce16" office:value-type="string" calcext:value-type="string">
            <text:p>x_n</text:p>
          </table:table-cell>
          <table:table-cell table:style-name="ce16" office:value-type="string" calcext:value-type="string">
            <text:p>fx_n</text:p>
          </table:table-cell>
          <table:table-cell table:style-name="ce16" office:value-type="string" calcext:value-type="string">
            <text:p>f’x_n</text:p>
          </table:table-cell>
          <table:table-cell table:style-name="ce16" office:value-type="string" calcext:value-type="string">
            <text:p>f’’x_n</text:p>
          </table:table-cell>
          <table:table-cell table:style-name="ce16"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35" table:formula="of:=EXP(-([.C26]^2)+1)+[.C26]*SIN([.C26]-3)-[.C26]" office:value-type="float" office:value="-0.634115754866094" calcext:value-type="float">
            <text:p>-0.6341157549</text:p>
          </table:table-cell>
          <table:table-cell table:style-name="ce35" table:formula="of:=[.C26]*COS(3-[.C26])-SIN(3-[.C26])-2*EXP(1-([.C26]^2))*[.C26]-1" office:value-type="float" office:value="2.00267776106189" calcext:value-type="float">
            <text:p>2.0026777611</text:p>
          </table:table-cell>
          <table:table-cell table:style-name="ce16" table:formula="of:=4*EXP(1-([.C26]^2))*[.C26]^2+2*COS(3-[.C26])+[.C26]*SIN(3-[.C26])-2*EXP(1-([.C26]^2))" office:value-type="float" office:value="-2.28526036155144" calcext:value-type="float">
            <text:p>-2.2852603616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28" table:formula="of:=[.C26]-([.D26]*[.E26])/([.E26]^2-([.D26]*[.F26]))" office:value-type="float" office:value="4.49575663906288" calcext:value-type="float">
            <text:p>4.4957566391</text:p>
          </table:table-cell>
          <table:table-cell table:style-name="ce35" table:formula="of:=EXP(-([.C27]^2)+1)+[.C27]*SIN([.C27]-3)-[.C27]" office:value-type="float" office:value="-0.0126517580699002" calcext:value-type="float">
            <text:p>-0.0126517581</text:p>
          </table:table-cell>
          <table:table-cell table:style-name="ce35" table:formula="of:=[.C27]*COS(3-[.C27])-SIN(3-[.C27])-2*EXP(1-([.C27]^2))*[.C27]-1" office:value-type="float" office:value="0.334229456240794" calcext:value-type="float">
            <text:p>0.3342294562</text:p>
          </table:table-cell>
          <table:table-cell table:style-name="ce16" table:formula="of:=4*EXP(1-([.C27]^2))*[.C27]^2+2*COS(3-[.C27])+[.C27]*SIN(3-[.C27])-2*EXP(1-([.C27]^2))" office:value-type="float" office:value="-4.33316595227292" calcext:value-type="float">
            <text:p>-4.3331659523</text:p>
          </table:table-cell>
          <table:table-cell table:style-name="ce31" table:formula="of:=ABS([.C27]-[.C26])" office:value-type="float" office:value="0.495756639062879" calcext:value-type="float">
            <text:p>0.4957566391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28" table:formula="of:=[.C27]-([.D27]*[.E27])/([.E27]^2-([.D27]*[.F27]))" office:value-type="float" office:value="4.57008958278943" calcext:value-type="float">
            <text:p>4.5700895828</text:p>
          </table:table-cell>
          <table:table-cell table:style-name="ce35" table:formula="of:=EXP(-([.C28]^2)+1)+[.C28]*SIN([.C28]-3)-[.C28]" office:value-type="float" office:value="-0.00000113903963150364" calcext:value-type="float">
            <text:p>-0.000001139</text:p>
          </table:table-cell>
          <table:table-cell table:style-name="ce35" table:formula="of:=[.C28]*COS(3-[.C28])-SIN(3-[.C28])-2*EXP(1-([.C28]^2))*[.C28]-1" office:value-type="float" office:value="0.00322961228453478" calcext:value-type="float">
            <text:p>0.0032296123</text:p>
          </table:table-cell>
          <table:table-cell table:style-name="ce16" table:formula="of:=4*EXP(1-([.C28]^2))*[.C28]^2+2*COS(3-[.C28])+[.C28]*SIN(3-[.C28])-2*EXP(1-([.C28]^2))" office:value-type="float" office:value="-4.56867476512537" calcext:value-type="float">
            <text:p>-4.5686747651</text:p>
          </table:table-cell>
          <table:table-cell table:style-name="ce31" table:formula="of:=ABS([.C28]-[.C27])" office:value-type="float" office:value="0.0743329437265494" calcext:value-type="float">
            <text:p>0.0743329437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float" office:value="4" calcext:value-type="float">
            <text:p>4</text:p>
          </table:table-cell>
          <table:table-cell table:style-name="ce28" table:formula="of:=[.C28]-([.D28]*[.E28])/([.E28]^2-([.D28]*[.F28]))" office:value-type="float" office:value="4.57079343062043" calcext:value-type="float">
            <text:p>4.5707934306</text:p>
          </table:table-cell>
          <table:table-cell table:style-name="ce35" table:formula="of:=EXP(-([.C29]^2)+1)+[.C29]*SIN([.C29]-3)-[.C29]" office:value-type="float" office:value="0.00000000227670327035412" calcext:value-type="float">
            <text:p>2.27670327035412E-09</text:p>
          </table:table-cell>
          <table:table-cell table:style-name="ce35" table:formula="of:=[.C29]*COS(3-[.C29])-SIN(3-[.C29])-2*EXP(1-([.C29]^2))*[.C29]-1" office:value-type="float" office:value="0.0000132168230870811" calcext:value-type="float">
            <text:p>1.32168230870811E-05</text:p>
          </table:table-cell>
          <table:table-cell table:style-name="ce16" table:formula="of:=4*EXP(1-([.C29]^2))*[.C29]^2+2*COS(3-[.C29])+[.C29]*SIN(3-[.C29])-2*EXP(1-([.C29]^2))" office:value-type="float" office:value="-4.57078745098115" calcext:value-type="float">
            <text:p>-4.570787451</text:p>
          </table:table-cell>
          <table:table-cell table:style-name="ce31" table:formula="of:=ABS([.C29]-[.C28])" office:value-type="float" office:value="0.000703847831005966" calcext:value-type="float">
            <text:p>0.0007038478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float" office:value="5" calcext:value-type="float">
            <text:p>5</text:p>
          </table:table-cell>
          <table:table-cell table:style-name="ce28" table:formula="of:=[.C29]-([.D29]*[.E29])/([.E29]^2-([.D29]*[.F29]))" office:value-type="float" office:value="4.57079058677272" calcext:value-type="float">
            <text:p>4.5707905868</text:p>
          </table:table-cell>
          <table:table-cell table:style-name="ce35" table:formula="of:=EXP(-([.C30]^2)+1)+[.C30]*SIN([.C30]-3)-[.C30]" office:value-type="float" office:value="0.00000000222063434307529" calcext:value-type="float">
            <text:p>2.22063434307529E-09</text:p>
          </table:table-cell>
          <table:table-cell table:style-name="ce35" table:formula="of:=[.C30]*COS(3-[.C30])-SIN(3-[.C30])-2*EXP(1-([.C30]^2))*[.C30]-1" office:value-type="float" office:value="0.0000262154343901866" calcext:value-type="float">
            <text:p>2.62154343901866E-05</text:p>
          </table:table-cell>
          <table:table-cell table:style-name="ce16" table:formula="of:=4*EXP(1-([.C30]^2))*[.C30]^2+2*COS(3-[.C30])+[.C30]*SIN(3-[.C30])-2*EXP(1-([.C30]^2))" office:value-type="float" office:value="-4.57077891937726" calcext:value-type="float">
            <text:p>-4.5707789194</text:p>
          </table:table-cell>
          <table:table-cell table:style-name="ce31" table:formula="of:=ABS([.C30]-[.C29])" office:value-type="float" office:value="0.00000284384771198631" calcext:value-type="float">
            <text:p>2.84384771198631E-06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float" office:value="6" calcext:value-type="float">
            <text:p>6</text:p>
          </table:table-cell>
          <table:table-cell table:style-name="ce28" table:formula="of:=[.C30]-([.D30]*[.E30])/([.E30]^2-([.D30]*[.F30]))" office:value-type="float" office:value="4.570785215046" calcext:value-type="float">
            <text:p>4.570785215</text:p>
          </table:table-cell>
          <table:table-cell table:style-name="ce35" table:formula="of:=EXP(-([.C31]^2)+1)+[.C31]*SIN([.C31]-3)-[.C31]" office:value-type="float" office:value="0.0000000020138664069691" calcext:value-type="float">
            <text:p>0.000000002</text:p>
          </table:table-cell>
          <table:table-cell table:style-name="ce35" table:formula="of:=[.C31]*COS(3-[.C31])-SIN(3-[.C31])-2*EXP(1-([.C31]^2))*[.C31]-1" office:value-type="float" office:value="0.0000507683663766301" calcext:value-type="float">
            <text:p>5.07683663766301E-05</text:p>
          </table:table-cell>
          <table:table-cell table:style-name="ce16" table:formula="of:=4*EXP(1-([.C31]^2))*[.C31]^2+2*COS(3-[.C31])+[.C31]*SIN(3-[.C31])-2*EXP(1-([.C31]^2))" office:value-type="float" office:value="-4.57076280398146" calcext:value-type="float">
            <text:p>-4.570762804</text:p>
          </table:table-cell>
          <table:table-cell table:style-name="ce31" table:formula="of:=ABS([.C31]-[.C30])" office:value-type="float" office:value="0.00000537172672387953" calcext:value-type="float">
            <text:p>5.37172672387953E-06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float" office:value="7" calcext:value-type="float">
            <text:p>7</text:p>
          </table:table-cell>
          <table:table-cell table:style-name="ce28" table:formula="of:=[.C31]-([.D31]*[.E31])/([.E31]^2-([.D31]*[.F31]))" office:value-type="float" office:value="4.57077653758711" calcext:value-type="float">
            <text:p>4.5707765376</text:p>
          </table:table-cell>
          <table:table-cell table:style-name="ce35" table:formula="of:=EXP(-([.C32]^2)+1)+[.C32]*SIN([.C32]-3)-[.C32]" office:value-type="float" office:value="0.00000000140124090108884" calcext:value-type="float">
            <text:p>1.40124090108884E-09</text:p>
          </table:table-cell>
          <table:table-cell table:style-name="ce35" table:formula="of:=[.C32]*COS(3-[.C32])-SIN(3-[.C32])-2*EXP(1-([.C32]^2))*[.C32]-1" office:value-type="float" office:value="0.0000904308597708958" calcext:value-type="float">
            <text:p>9.04308597708958E-05</text:p>
          </table:table-cell>
          <table:table-cell table:style-name="ce16" table:formula="of:=4*EXP(1-([.C32]^2))*[.C32]^2+2*COS(3-[.C32])+[.C32]*SIN(3-[.C32])-2*EXP(1-([.C32]^2))" office:value-type="float" office:value="-4.57073677097785" calcext:value-type="float">
            <text:p>-4.570736771</text:p>
          </table:table-cell>
          <table:table-cell table:style-name="ce31" table:formula="of:=ABS([.C32]-[.C31])" office:value-type="float" office:value="0.00000867745889365779" calcext:value-type="float">
            <text:p>8.67745889365779E-06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float" office:value="8" calcext:value-type="float">
            <text:p>8</text:p>
          </table:table-cell>
          <table:table-cell table:style-name="ce28" table:formula="of:=[.C32]-([.D32]*[.E32])/([.E32]^2-([.D32]*[.F32]))" office:value-type="float" office:value="4.57076784799968" calcext:value-type="float">
            <text:p>4.570767848</text:p>
          </table:table-cell>
          <table:table-cell table:style-name="ce35" table:formula="of:=EXP(-([.C33]^2)+1)+[.C33]*SIN([.C33]-3)-[.C33]" office:value-type="float" office:value="0.000000000442868852701395" calcext:value-type="float">
            <text:p>4.42868852701395E-10</text:p>
          </table:table-cell>
          <table:table-cell table:style-name="ce35" table:formula="of:=[.C33]*COS(3-[.C33])-SIN(3-[.C33])-2*EXP(1-([.C33]^2))*[.C33]-1" office:value-type="float" office:value="0.000130148563254107" calcext:value-type="float">
            <text:p>0.0001301486</text:p>
          </table:table-cell>
          <table:table-cell table:style-name="ce16" table:formula="of:=4*EXP(1-([.C33]^2))*[.C33]^2+2*COS(3-[.C33])+[.C33]*SIN(3-[.C33])-2*EXP(1-([.C33]^2))" office:value-type="float" office:value="-4.57071070124289" calcext:value-type="float">
            <text:p>-4.5707107012</text:p>
          </table:table-cell>
          <table:table-cell table:style-name="ce31" table:formula="of:=ABS([.C33]-[.C32])" office:value-type="float" office:value="0.00000868958742117343" calcext:value-type="float">
            <text:p>8.68958742117343E-06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float" office:value="9" calcext:value-type="float">
            <text:p>9</text:p>
          </table:table-cell>
          <table:table-cell table:style-name="ce28" table:formula="of:=[.C33]-([.D33]*[.E33])/([.E33]^2-([.D33]*[.F33]))" office:value-type="float" office:value="4.57076480844222" calcext:value-type="float">
            <text:p>4.5707648084</text:p>
          </table:table-cell>
          <table:table-cell table:style-name="ce35" table:formula="of:=EXP(-([.C34]^2)+1)+[.C34]*SIN([.C34]-3)-[.C34]" office:value-type="float" office:value="0.0000000000261604071738475" calcext:value-type="float">
            <text:p>2.61604071738475E-11</text:p>
          </table:table-cell>
          <table:table-cell table:style-name="ce35" table:formula="of:=[.C34]*COS(3-[.C34])-SIN(3-[.C34])-2*EXP(1-([.C34]^2))*[.C34]-1" office:value-type="float" office:value="0.000144041487204483" calcext:value-type="float">
            <text:p>0.0001440415</text:p>
          </table:table-cell>
          <table:table-cell table:style-name="ce16" table:formula="of:=4*EXP(1-([.C34]^2))*[.C34]^2+2*COS(3-[.C34])+[.C34]*SIN(3-[.C34])-2*EXP(1-([.C34]^2))" office:value-type="float" office:value="-4.57070158214879" calcext:value-type="float">
            <text:p>-4.5707015821</text:p>
          </table:table-cell>
          <table:table-cell table:style-name="ce31" table:formula="of:=ABS([.C34]-[.C33])" office:value-type="float" office:value="0.00000303955745994955" calcext:value-type="float">
            <text:p>3.03955745994955E-06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float" office:value="10" calcext:value-type="float">
            <text:p>10</text:p>
          </table:table-cell>
          <table:table-cell table:style-name="ce28" table:formula="of:=[.C34]-([.D34]*[.E34])/([.E34]^2-([.D34]*[.F34]))" office:value-type="float" office:value="4.57076462786573" calcext:value-type="float">
            <text:p>4.5707646279</text:p>
          </table:table-cell>
          <table:table-cell table:style-name="ce35" table:formula="of:=EXP(-([.C35]^2)+1)+[.C35]*SIN([.C35]-3)-[.C35]" office:value-type="float" office:value="0.0000000000000754951656745106" calcext:value-type="float">
            <text:p>7.54951656745106E-14</text:p>
          </table:table-cell>
          <table:table-cell table:style-name="ce35" table:formula="of:=[.C35]*COS(3-[.C35])-SIN(3-[.C35])-2*EXP(1-([.C35]^2))*[.C35]-1" office:value-type="float" office:value="0.000144866848443614" calcext:value-type="float">
            <text:p>0.0001448668</text:p>
          </table:table-cell>
          <table:table-cell table:style-name="ce16" table:formula="of:=4*EXP(1-([.C35]^2))*[.C35]^2+2*COS(3-[.C35])+[.C35]*SIN(3-[.C35])-2*EXP(1-([.C35]^2))" office:value-type="float" office:value="-4.57070104039291" calcext:value-type="float">
            <text:p>-4.5707010404</text:p>
          </table:table-cell>
          <table:table-cell table:style-name="ce31" table:formula="of:=ABS([.C35]-[.C34])" office:value-type="float" office:value="0.000000180576498642893" calcext:value-type="float">
            <text:p>1.80576498642893E-07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float" office:value="11" calcext:value-type="float">
            <text:p>11</text:p>
          </table:table-cell>
          <table:table-cell table:style-name="ce28" table:formula="of:=[.C35]-([.D35]*[.E35])/([.E35]^2-([.D35]*[.F35]))" office:value-type="float" office:value="4.5707646273446" calcext:value-type="float">
            <text:p>4.5707646273</text:p>
          </table:table-cell>
          <table:table-cell table:style-name="ce35" table:formula="of:=EXP(-([.C36]^2)+1)+[.C36]*SIN([.C36]-3)-[.C36]" office:value-type="float" office:value="0" calcext:value-type="float">
            <text:p>0</text:p>
          </table:table-cell>
          <table:table-cell table:style-name="ce35" table:formula="of:=[.C36]*COS(3-[.C36])-SIN(3-[.C36])-2*EXP(1-([.C36]^2))*[.C36]-1" office:value-type="float" office:value="0.000144869230355837" calcext:value-type="float">
            <text:p>0.0001448692</text:p>
          </table:table-cell>
          <table:table-cell table:style-name="ce16" table:formula="of:=4*EXP(1-([.C36]^2))*[.C36]^2+2*COS(3-[.C36])+[.C36]*SIN(3-[.C36])-2*EXP(1-([.C36]^2))" office:value-type="float" office:value="-4.57070103882945" calcext:value-type="float">
            <text:p>-4.5707010388</text:p>
          </table:table-cell>
          <table:table-cell table:style-name="ce31" table:formula="of:=ABS([.C36]-[.C35])" office:value-type="float" office:value="0.000000000521126253261173" calcext:value-type="float">
            <text:p>5.21126253261173E-10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 table:number-columns-spanned="6" table:number-rows-spanned="1">
            <text:p>Devido a la forma de la funcion cerca de la raiz no se puede demostrar exactitud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6" office:value-type="string" calcext:value-type="string">
            <text:p>Iter</text:p>
          </table:table-cell>
          <table:table-cell table:style-name="ce16" office:value-type="string" calcext:value-type="string">
            <text:p>x_n</text:p>
          </table:table-cell>
          <table:table-cell table:style-name="ce16" office:value-type="string" calcext:value-type="string">
            <text:p>fx_n</text:p>
          </table:table-cell>
          <table:table-cell table:style-name="ce16" office:value-type="string" calcext:value-type="string">
            <text:p>f’x_n</text:p>
          </table:table-cell>
          <table:table-cell table:style-name="ce16" office:value-type="string" calcext:value-type="string">
            <text:p>f’’x_n</text:p>
          </table:table-cell>
          <table:table-cell table:style-name="ce16"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28" office:value-type="float" office:value="11" calcext:value-type="float">
            <text:p>11</text:p>
          </table:table-cell>
          <table:table-cell table:style-name="ce35" table:formula="of:=EXP(-([.C40]^2)+1)+[.C40]*SIN([.C40]-3)-[.C40]" office:value-type="float" office:value="-0.1170592871428" calcext:value-type="float">
            <text:p>-0.1170592871</text:p>
          </table:table-cell>
          <table:table-cell table:style-name="ce35" table:formula="of:=[.C40]*COS(3-[.C40])-SIN(3-[.C40])-2*EXP(1-([.C40]^2))*[.C40]-1" office:value-type="float" office:value="-1.61114212527137" calcext:value-type="float">
            <text:p>-1.6111421253</text:p>
          </table:table-cell>
          <table:table-cell table:style-name="ce16" table:formula="of:=4*EXP(1-([.C40]^2))*[.C40]^2+2*COS(3-[.C40])+[.C40]*SIN(3-[.C40])-2*EXP(1-([.C40]^2))" office:value-type="float" office:value="-11.1739407804744" calcext:value-type="float">
            <text:p>-11.1739407805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28" table:formula="of:=[.C40]-([.D40]*[.E40])/([.E40]^2-([.D40]*[.F40]))" office:value-type="float" office:value="10.853545414509" calcext:value-type="float">
            <text:p>10.8535454145</text:p>
          </table:table-cell>
          <table:table-cell table:style-name="ce35" table:formula="of:=EXP(-([.C41]^2)+1)+[.C41]*SIN([.C41]-3)-[.C41]" office:value-type="float" office:value="-0.00000103264657091984" calcext:value-type="float">
            <text:p>-1.03264657091984E-06</text:p>
          </table:table-cell>
          <table:table-cell table:style-name="ce35" table:formula="of:=[.C41]*COS(3-[.C41])-SIN(3-[.C41])-2*EXP(1-([.C41]^2))*[.C41]-1" office:value-type="float" office:value="0.00473443248492988" calcext:value-type="float">
            <text:p>0.0047344325</text:p>
          </table:table-cell>
          <table:table-cell table:style-name="ce16" table:formula="of:=4*EXP(1-([.C41]^2))*[.C41]^2+2*COS(3-[.C41])+[.C41]*SIN(3-[.C41])-2*EXP(1-([.C41]^2))" office:value-type="float" office:value="-10.8526719429593" calcext:value-type="float">
            <text:p>-10.852671943</text:p>
          </table:table-cell>
          <table:table-cell table:style-name="ce31" table:formula="of:=ABS([.C41]-[.C40])" office:value-type="float" office:value="0.146454585490952" calcext:value-type="float">
            <text:p>0.1464545855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28" table:formula="of:=[.C41]-([.D41]*[.E41])/([.E41]^2-([.D41]*[.F41]))" office:value-type="float" office:value="10.8539816251932" calcext:value-type="float">
            <text:p>10.8539816252</text:p>
          </table:table-cell>
          <table:table-cell table:style-name="ce35" table:formula="of:=EXP(-([.C42]^2)+1)+[.C42]*SIN([.C42]-3)-[.C42]" office:value-type="float" office:value="0" calcext:value-type="float">
            <text:p>0</text:p>
          </table:table-cell>
          <table:table-cell table:style-name="ce35" table:formula="of:=[.C42]*COS(3-[.C42])-SIN(3-[.C42])-2*EXP(1-([.C42]^2))*[.C42]-1" office:value-type="float" office:value="0.0000000953114276391887" calcext:value-type="float">
            <text:p>9.53114276391887E-08</text:p>
          </table:table-cell>
          <table:table-cell table:style-name="ce16" table:formula="of:=4*EXP(1-([.C42]^2))*[.C42]^2+2*COS(3-[.C42])+[.C42]*SIN(3-[.C42])-2*EXP(1-([.C42]^2))" office:value-type="float" office:value="-10.8539816076308" calcext:value-type="float">
            <text:p>-10.8539816076</text:p>
          </table:table-cell>
          <table:table-cell table:style-name="ce31" table:formula="of:=ABS([.C42]-[.C41])" office:value-type="float" office:value="0.000436210684194194" calcext:value-type="float">
            <text:p>0.0004362107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float" office:value="4" calcext:value-type="float">
            <text:p>4</text:p>
          </table:table-cell>
          <table:table-cell table:style-name="ce28" table:formula="of:=[.C42]-([.D42]*[.E42])/([.E42]^2-([.D42]*[.F42]))" office:value-type="float" office:value="10.8539816251932" calcext:value-type="float">
            <text:p>10.8539816252</text:p>
          </table:table-cell>
          <table:table-cell table:style-name="ce35" table:formula="of:=EXP(-([.C43]^2)+1)+[.C43]*SIN([.C43]-3)-[.C43]" office:value-type="float" office:value="0" calcext:value-type="float">
            <text:p>0</text:p>
          </table:table-cell>
          <table:table-cell table:style-name="ce35" table:formula="of:=[.C43]*COS(3-[.C43])-SIN(3-[.C43])-2*EXP(1-([.C43]^2))*[.C43]-1" office:value-type="float" office:value="0.0000000953114276391887" calcext:value-type="float">
            <text:p>9.53114276391887E-08</text:p>
          </table:table-cell>
          <table:table-cell table:style-name="ce16" table:formula="of:=4*EXP(1-([.C43]^2))*[.C43]^2+2*COS(3-[.C43])+[.C43]*SIN(3-[.C43])-2*EXP(1-([.C43]^2))" office:value-type="float" office:value="-10.8539816076308" calcext:value-type="float">
            <text:p>-10.8539816076</text:p>
          </table:table-cell>
          <table:table-cell table:style-name="ce31" table:formula="of:=ABS([.C43]-[.C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 table:number-columns-spanned="6" table:number-rows-spanned="1">
            <text:p>Devido a la forma de la funcion cerca de la raiz no se puede demostrar exactitud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6" office:value-type="string" calcext:value-type="string">
            <text:p>Iter</text:p>
          </table:table-cell>
          <table:table-cell table:style-name="ce16" office:value-type="string" calcext:value-type="string">
            <text:p>x_n</text:p>
          </table:table-cell>
          <table:table-cell table:style-name="ce16" office:value-type="string" calcext:value-type="string">
            <text:p>fx_n</text:p>
          </table:table-cell>
          <table:table-cell table:style-name="ce16" office:value-type="string" calcext:value-type="string">
            <text:p>f’x_n</text:p>
          </table:table-cell>
          <table:table-cell table:style-name="ce16" office:value-type="string" calcext:value-type="string">
            <text:p>f’’x_n</text:p>
          </table:table-cell>
          <table:table-cell table:style-name="ce16"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28" office:value-type="float" office:value="17" calcext:value-type="float">
            <text:p>17</text:p>
          </table:table-cell>
          <table:table-cell table:style-name="ce35" table:formula="of:=EXP(-([.C47]^2)+1)+[.C47]*SIN([.C47]-3)-[.C47]" office:value-type="float" office:value="-0.159674953187203" calcext:value-type="float">
            <text:p>-0.1596749532</text:p>
          </table:table-cell>
          <table:table-cell table:style-name="ce35" table:formula="of:=[.C47]*COS(3-[.C47])-SIN(3-[.C47])-2*EXP(1-([.C47]^2))*[.C47]-1" office:value-type="float" office:value="2.31514006522804" calcext:value-type="float">
            <text:p>2.3151400652</text:p>
          </table:table-cell>
          <table:table-cell table:style-name="ce16" table:formula="of:=4*EXP(1-([.C47]^2))*[.C47]^2+2*COS(3-[.C47])+[.C47]*SIN(3-[.C47])-2*EXP(1-([.C47]^2))" office:value-type="float" office:value="-16.5668506103971" calcext:value-type="float">
            <text:p>-16.5668506104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28" table:formula="of:=[.C47]-([.D47]*[.E47])/([.E47]^2-([.D47]*[.F47]))" office:value-type="float" office:value="17.1361802837921" calcext:value-type="float">
            <text:p>17.1361802838</text:p>
          </table:table-cell>
          <table:table-cell table:style-name="ce35" table:formula="of:=EXP(-([.C48]^2)+1)+[.C48]*SIN([.C48]-3)-[.C48]" office:value-type="float" office:value="-0.00000834097295765446" calcext:value-type="float">
            <text:p>-0.000008341</text:p>
          </table:table-cell>
          <table:table-cell table:style-name="ce35" table:formula="of:=[.C48]*COS(3-[.C48])-SIN(3-[.C48])-2*EXP(1-([.C48]^2))*[.C48]-1" office:value-type="float" office:value="0.0169070489439576" calcext:value-type="float">
            <text:p>0.0169070489</text:p>
          </table:table-cell>
          <table:table-cell table:style-name="ce16" table:formula="of:=4*EXP(1-([.C48]^2))*[.C48]^2+2*COS(3-[.C48])+[.C48]*SIN(3-[.C48])-2*EXP(1-([.C48]^2))" office:value-type="float" office:value="-17.1341986284153" calcext:value-type="float">
            <text:p>-17.1341986284</text:p>
          </table:table-cell>
          <table:table-cell table:style-name="ce31" table:formula="of:=ABS([.C48]-[.C47])" office:value-type="float" office:value="0.136180283792072" calcext:value-type="float">
            <text:p>0.1361802838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28" table:formula="of:=[.C48]-([.D48]*[.E48])/([.E48]^2-([.D48]*[.F48]))" office:value-type="float" office:value="17.1371669125877" calcext:value-type="float">
            <text:p>17.1371669126</text:p>
          </table:table-cell>
          <table:table-cell table:style-name="ce35" table:formula="of:=EXP(-([.C49]^2)+1)+[.C49]*SIN([.C49]-3)-[.C49]" office:value-type="float" office:value="0" calcext:value-type="float">
            <text:p>0</text:p>
          </table:table-cell>
          <table:table-cell table:style-name="ce35" table:formula="of:=[.C49]*COS(3-[.C49])-SIN(3-[.C49])-2*EXP(1-([.C49]^2))*[.C49]-1" office:value-type="float" office:value="0.00000048954593956374" calcext:value-type="float">
            <text:p>4.8954593956374E-07</text:p>
          </table:table-cell>
          <table:table-cell table:style-name="ce16" table:formula="of:=4*EXP(1-([.C49]^2))*[.C49]^2+2*COS(3-[.C49])+[.C49]*SIN(3-[.C49])-2*EXP(1-([.C49]^2))" office:value-type="float" office:value="-17.1371668554551" calcext:value-type="float">
            <text:p>-17.1371668555</text:p>
          </table:table-cell>
          <table:table-cell table:style-name="ce31" table:formula="of:=ABS([.C49]-[.C48])" office:value-type="float" office:value="0.00098662879566902" calcext:value-type="float">
            <text:p>0.0009866288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float" office:value="4" calcext:value-type="float">
            <text:p>4</text:p>
          </table:table-cell>
          <table:table-cell table:style-name="ce28" table:formula="of:=[.C49]-([.D49]*[.E49])/([.E49]^2-([.D49]*[.F49]))" office:value-type="float" office:value="17.1371669125877" calcext:value-type="float">
            <text:p>17.1371669126</text:p>
          </table:table-cell>
          <table:table-cell table:style-name="ce35" table:formula="of:=EXP(-([.C50]^2)+1)+[.C50]*SIN([.C50]-3)-[.C50]" office:value-type="float" office:value="0" calcext:value-type="float">
            <text:p>0</text:p>
          </table:table-cell>
          <table:table-cell table:style-name="ce35" table:formula="of:=[.C50]*COS(3-[.C50])-SIN(3-[.C50])-2*EXP(1-([.C50]^2))*[.C50]-1" office:value-type="float" office:value="0.00000048954593956374" calcext:value-type="float">
            <text:p>4.8954593956374E-07</text:p>
          </table:table-cell>
          <table:table-cell table:style-name="ce16" table:formula="of:=4*EXP(1-([.C50]^2))*[.C50]^2+2*COS(3-[.C50])+[.C50]*SIN(3-[.C50])-2*EXP(1-([.C50]^2))" office:value-type="float" office:value="-17.1371668554551" calcext:value-type="float">
            <text:p>-17.1371668555</text:p>
          </table:table-cell>
          <table:table-cell table:style-name="ce31" table:formula="of:=ABS([.C50]-[.C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 table:number-columns-spanned="6" table:number-rows-spanned="1">
            <text:p>Devido a la forma de la funcion cerca de la raiz no se puede demostrar exactitud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 table:number-rows-repeated="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spuestas" table:style-name="ta3">
        <office:forms form:automatic-focus="false" form:apply-design-mode="false"/>
        <table:table-column table:style-name="co13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row table:style-name="ro3">
          <table:table-cell office:value-type="string" calcext:value-type="string">
            <text:p>Taller 10.2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Biseccion</text:p>
          </table:table-cell>
          <table:table-cell office:value-type="string" calcext:value-type="string">
            <text:p>Punto fijo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Secante</text:p>
          </table:table-cell>
          <table:table-cell office:value-type="string" calcext:value-type="string">
            <text:p>Raices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1" table:number-rows-spanned="6">
            <text:p>Inusable</text:p>
          </table:table-cell>
          <table:table-cell table:style-name="ce38" office:value-type="string" calcext:value-type="string" table:number-columns-spanned="1" table:number-rows-spanned="6">
            <text:p>Diverge</text:p>
          </table:table-cell>
          <table:table-cell table:style-name="ce18" office:value-type="float" office:value="-14.2787595303089" calcext:value-type="float">
            <text:p>-14.2787595303</text:p>
          </table:table-cell>
          <table:table-cell office:value-type="float" office:value="-14.2787594843637" calcext:value-type="float">
            <text:p>-14.2787594844</text:p>
          </table:table-cell>
          <table:table-cell office:value-type="float" office:value="-14.2787595946965" calcext:value-type="float">
            <text:p>-14.2787595947</text:p>
          </table:table-cell>
        </table:table-row>
        <table:table-row table:style-name="ro1">
          <table:table-cell/>
          <table:covered-table-cell table:number-columns-repeated="2"/>
          <table:table-cell table:style-name="ce39" office:value-type="string" calcext:value-type="string" table:number-columns-spanned="1" table:number-rows-spanned="5">
            <text:p>Muy lento</text:p>
          </table:table-cell>
          <table:table-cell table:style-name="ce39" office:value-type="string" calcext:value-type="string" table:number-columns-spanned="1" table:number-rows-spanned="5">
            <text:p>Muy lento</text:p>
          </table:table-cell>
          <table:table-cell office:value-type="float" office:value="-7.99557428727265" calcext:value-type="float">
            <text:p>-7.9955742873</text:p>
          </table:table-cell>
        </table:table-row>
        <table:table-row table:style-name="ro1">
          <table:table-cell/>
          <table:covered-table-cell table:number-columns-repeated="2"/>
          <table:covered-table-cell table:style-name="ce40"/>
          <table:covered-table-cell table:style-name="ce41"/>
          <table:table-cell office:value-type="float" office:value="0.797054957538733" calcext:value-type="float">
            <text:p>0.7970549575</text:p>
          </table:table-cell>
        </table:table-row>
        <table:table-row table:style-name="ro1">
          <table:table-cell/>
          <table:covered-table-cell table:number-columns-repeated="2"/>
          <table:covered-table-cell table:style-name="ce40"/>
          <table:covered-table-cell table:style-name="ce41"/>
          <table:table-cell office:value-type="float" office:value="4.5707646273446" calcext:value-type="float">
            <text:p>4.5707646273</text:p>
          </table:table-cell>
        </table:table-row>
        <table:table-row table:style-name="ro1">
          <table:table-cell/>
          <table:covered-table-cell table:number-columns-repeated="2"/>
          <table:covered-table-cell table:style-name="ce40"/>
          <table:covered-table-cell table:style-name="ce41"/>
          <table:table-cell office:value-type="float" office:value="10.8539816251932" calcext:value-type="float">
            <text:p>10.8539816252</text:p>
          </table:table-cell>
        </table:table-row>
        <table:table-row table:style-name="ro1">
          <table:table-cell/>
          <table:covered-table-cell table:number-columns-repeated="4"/>
          <table:table-cell office:value-type="float" office:value="17.1371669125877" calcext:value-type="float">
            <text:p>17.1371669126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 style:data-style-name="N2" text:time-value="08:59:03.271830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seccion" style:display-name="PageStyle_Bisecc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MENA</meta:initial-creator>
    <meta:creation-date>2016-09-15T20:38:42</meta:creation-date>
    <dc:date>2016-09-25T09:58:57.232502193</dc:date>
    <meta:generator>LibreOffice/5.1.4.2$Linux_X86_64 LibreOffice_project/10m0$Build-2</meta:generator>
    <meta:editing-duration>PT4H26M9S</meta:editing-duration>
    <meta:editing-cycles>33</meta:editing-cycles>
    <meta:document-statistic meta:table-count="6" meta:cell-count="61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